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2: "* Es sieht so aus^1, als als ob du etwas gewachsen bist^1.&amp;* wo schaust du hin?/%",</text:p>
          </table:table-cell>
          <table:table-cell table:number-columns-repeated="8"/>
          <table:table-cell office:value-type="string" calcext:value-type="string">
            <text:p>Zeilennummer 102: "* Suddenly^1, your body seizes up^1.&amp;* What are you looking at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 sind CDs unter dem Bett^1.&amp;* Klassik^1, Jazz^1, Christian ska.../",</text:p>
          </table:table-cell>
          <table:table-cell table:number-columns-repeated="8"/>
          <table:table-cell office:value-type="string" calcext:value-type="string">
            <text:p>Zeilennummer 102: "* There are CDs under the bed^1.&amp;* Classical^1, jazz^1, religious ska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 ist auch eine Spielekonsole^1.&amp;* es hat einen normalen und einen falschen Controller./%",</text:p>
          </table:table-cell>
          <table:table-cell table:number-columns-repeated="8"/>
          <table:table-cell office:value-type="string" calcext:value-type="string">
            <text:p>Zeilennummer 102: "* There's also a game console^1.&amp;* It has one normal controller^1, and one knock-off on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Computertisch^1.&amp;* Darunter sind viele Boxen mit Literaturen drinne./%",</text:p>
          </table:table-cell>
          <table:table-cell table:number-columns-repeated="8"/>
          <table:table-cell office:value-type="string" calcext:value-type="string">
            <text:p>Zeilennummer 102: "* It's a computer desk^1.&amp;* There are many boxes under it filled with old book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n die Schublade findet man nichts weiteres als.../",</text:p>
          </table:table-cell>
          <table:table-cell table:number-columns-repeated="8"/>
          <table:table-cell office:value-type="string" calcext:value-type="string">
            <text:p>Zeilennummer 102: "* The drawer is mostly empty^1, except for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Schule meets Land shirt mit einem Tropfen darauf./%",</text:p>
          </table:table-cell>
          <table:table-cell table:number-columns-repeated="8"/>
          <table:table-cell office:value-type="string" calcext:value-type="string">
            <text:p>Zeilennummer 102: "* A school cross country shirt with a tear in i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en sehr alten Schulausweis mit peinlichem Haarstil./%",</text:p>
          </table:table-cell>
          <table:table-cell table:number-columns-repeated="8"/>
          <table:table-cell office:value-type="string" calcext:value-type="string">
            <text:p>Zeilennummer 102: "* A very old school ID with an embarrassing haircu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Gutscheinbuch^1.&amp;* jeder Gutschein halbiert den Preis einer großen Pizza./",</text:p>
          </table:table-cell>
          <table:table-cell table:number-columns-repeated="8"/>
          <table:table-cell office:value-type="string" calcext:value-type="string">
            <text:p>Zeilennummer 102: "* A coupon book^1.&amp;* Every coupon is for half-off a large pizza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lle Gutscheine sind vor dem Buchdruckstag abgelaufen./%",</text:p>
          </table:table-cell>
          <table:table-cell table:number-columns-repeated="8"/>
          <table:table-cell office:value-type="string" calcext:value-type="string">
            <text:p>Zeilennummer 102: "* All the coupons expired before the book's print dat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ier ist nichts nützliches drinn./%",</text:p>
          </table:table-cell>
          <table:table-cell table:number-columns-repeated="8"/>
          <table:table-cell office:value-type="string" calcext:value-type="string">
            <text:p>Zeilennummer 102: "* There's nothing useful in the drawer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s ist ein wundervoller Tag./%",</text:p>
          </table:table-cell>
          <table:table-cell table:number-columns-repeated="8"/>
          <table:table-cell office:value-type="string" calcext:value-type="string">
            <text:p>Zeilennummer 102: "* It's a beautiful day outsid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Kleiderschrank in Form einer Schublade./%",</text:p>
          </table:table-cell>
          <table:table-cell table:number-columns-repeated="8"/>
          <table:table-cell office:value-type="string" calcext:value-type="string">
            <text:p>Zeilennummer 102: "* Clothes drawer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ein Bett./%",</text:p>
          </table:table-cell>
          <table:table-cell table:number-columns-repeated="8"/>
          <table:table-cell office:value-type="string" calcext:value-type="string">
            <text:p>Zeilennummer 102: "* Your b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s ist fleckig./%",</text:p>
          </table:table-cell>
          <table:table-cell table:number-columns-repeated="8"/>
          <table:table-cell office:value-type="string" calcext:value-type="string">
            <text:p>Zeilennummer 102: "* It's stain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ier sind viele Literaturen./",</text:p>
          </table:table-cell>
          <table:table-cell table:number-columns-repeated="8"/>
          <table:table-cell office:value-type="string" calcext:value-type="string">
            <text:p>Zeilennummer 102: "* There are many book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Geschichten von Schnecken &amp;Ein Geschichtsbuch./",</text:p>
          </table:table-cell>
          <table:table-cell table:number-columns-repeated="8"/>
          <table:table-cell office:value-type="string" calcext:value-type="string">
            <text:p>Zeilennummer 102: "* Tales of Snails - A Story Boo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Schnecken haben keine Schweife &amp;Ein Wissenschaftlicher Fakt./",</text:p>
          </table:table-cell>
          <table:table-cell table:number-columns-repeated="8"/>
          <table:table-cell office:value-type="string" calcext:value-type="string">
            <text:p>Zeilennummer 102: "* Snails Do Not Have Tails -&amp;A Scientific Refutatio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ann eine Schnecke im Garten helfen? Ühm, Nicht wirklich./",</text:p>
          </table:table-cell>
          <table:table-cell table:number-columns-repeated="8"/>
          <table:table-cell office:value-type="string" calcext:value-type="string">
            <text:p>Zeilennummer 102: "* Can Snails Help Your Garden? Um, Not Reall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Und eine unterschriebene Kopie von Geschichte der Menschen und Monster von Gerson Boom./%",</text:p>
          </table:table-cell>
          <table:table-cell table:number-columns-repeated="8"/>
          <table:table-cell office:value-type="string" calcext:value-type="string">
            <text:p>Zeilennummer 102: "* And a signed copy of The History of Humans and Monsters, by Gerson Boom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u hast keine Zeit zu lesen./%",</text:p>
          </table:table-cell>
          <table:table-cell table:number-columns-repeated="8"/>
          <table:table-cell office:value-type="string" calcext:value-type="string">
            <text:p>Zeilennummer 102: "* There's no time to read anything right now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Kaktus^1.&amp;* Dazu ist nicht viel zu sagen./%",</text:p>
          </table:table-cell>
          <table:table-cell table:number-columns-repeated="8"/>
          <table:table-cell office:value-type="string" calcext:value-type="string">
            <text:p>Zeilennummer 102: "* A cactus^1.&amp;* There's not much to say about i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n der Schublade sind Buntstifte^1.Ihre Etiketten sind schon lange verblasst./%",</text:p>
          </table:table-cell>
          <table:table-cell table:number-columns-repeated="8"/>
          <table:table-cell office:value-type="string" calcext:value-type="string">
            <text:p>Zeilennummer 102: "* There are crayons in the drawer^1. Their labels have long faded^1, and there's no green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bist nur du./%",</text:p>
          </table:table-cell>
          <table:table-cell table:number-columns-repeated="8"/>
          <table:table-cell office:value-type="string" calcext:value-type="string">
            <text:p>Zeilennummer 102: "* It's only you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Von innen abgeschlossen./%",</text:p>
          </table:table-cell>
          <table:table-cell table:number-columns-repeated="8"/>
          <table:table-cell office:value-type="string" calcext:value-type="string">
            <text:p>Zeilennummer 102: "* The door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u hast in den Schrank geschaut^1.&amp;* da sind.../",</text:p>
          </table:table-cell>
          <table:table-cell table:number-columns-repeated="8"/>
          <table:table-cell office:value-type="string" calcext:value-type="string">
            <text:p>Zeilennummer 102: "* You looked inside the sink cupboard^1.&amp;* There'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e Dose 'Cool Boys Body Spray' von Ice-Ey <text:s/>/",</text:p>
          </table:table-cell>
          <table:table-cell table:number-columns-repeated="8"/>
          <table:table-cell office:value-type="string" calcext:value-type="string">
            <text:p>Zeilennummer 102: "* A can of Ice-E's Cool Boys Body Spray \"Spray For The Boys,\" Flamin' Hot Pizza Flavo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und 'Jungsspray' mit Flamin' hot pizza Geschmack drinn. ^4Es ist fast voll./%",</text:p>
          </table:table-cell>
          <table:table-cell table:number-columns-repeated="8"/>
          <table:table-cell office:value-type="string" calcext:value-type="string">
            <text:p>Zeilennummer 102: "* It seems to be almost entirely ful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uf der Duschleiste^1, ist eine Dose mit nach Apfel riechenden Shampoo./",</text:p>
          </table:table-cell>
          <table:table-cell table:number-columns-repeated="8"/>
          <table:table-cell office:value-type="string" calcext:value-type="string">
            <text:p>Zeilennummer 102: "* On the shower ledge^1, there's a small container of apple-scented shampoo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. und eine Dose mit Haustiershampoo so groß, wie eine Galleone./%",</text:p>
          </table:table-cell>
          <table:table-cell table:number-columns-repeated="8"/>
          <table:table-cell office:value-type="string" calcext:value-type="string">
            <text:p>Zeilennummer 102: "* ... and a gallon-sized container of pet shampoo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 klebt etwas weißes Fell./%",</text:p>
          </table:table-cell>
          <table:table-cell table:number-columns-repeated="8"/>
          <table:table-cell office:value-type="string" calcext:value-type="string">
            <text:p>Zeilennummer 102: "* There is some white fur stuck in the drain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uf dem Herd backt ein Zimtteig./%",</text:p>
          </table:table-cell>
          <table:table-cell table:number-columns-repeated="8"/>
          <table:table-cell office:value-type="string" calcext:value-type="string">
            <text:p>Zeilennummer 102: "* There's some cinnamony batter caked on the stovetop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Keksschneider, schneidet Lebkuchenmonster und Lebkuchenmann.)/%",</text:p>
          </table:table-cell>
          <table:table-cell table:number-columns-repeated="8"/>
          <table:table-cell office:value-type="string" calcext:value-type="string">
            <text:p>Zeilennummer 102: "* (Cookie cutters for gingerbread monsters and gingerbread human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Abfalleimer^1.&amp;* Irgendwie^1, strahlt er einen Blumenduft aus./%",</text:p>
          </table:table-cell>
          <table:table-cell table:number-columns-repeated="8"/>
          <table:table-cell office:value-type="string" calcext:value-type="string">
            <text:p>Zeilennummer 102: "* It's a trashcan^1.&amp;* Somehow^1, it's emitting a pleasant floral scen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Festnetztelefon^1.&amp;* Aber du hast schon ein Handy./%",</text:p>
          </table:table-cell>
          <table:table-cell table:number-columns-repeated="8"/>
          <table:table-cell office:value-type="string" calcext:value-type="string">
            <text:p>Zeilennummer 102: "* It's a landline phone^1.&amp;* But you already have a cell phon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Fernseher^1.&amp;* Es sieht nicht mal so aus als sei er eingesteckt./%",</text:p>
          </table:table-cell>
          <table:table-cell table:number-columns-repeated="8"/>
          <table:table-cell office:value-type="string" calcext:value-type="string">
            <text:p>Zeilennummer 102: "* It's the TV^1.&amp;* Doesn't seem to even be plugged in anymor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in Hymnenbuch./%",</text:p>
          </table:table-cell>
          <table:table-cell table:number-columns-repeated="8"/>
          <table:table-cell office:value-type="string" calcext:value-type="string">
            <text:p>Zeilennummer 102: "* It's a book of hymn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hast auf die Uhr geschaut^1.)/",</text:p>
          </table:table-cell>
          <table:table-cell table:number-columns-repeated="8"/>
          <table:table-cell office:value-type="string" calcext:value-type="string">
            <text:p>Zeilennummer 102: "* (You checked the tim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s scheint Schulzeit zu sein.)/%",</text:p>
          </table:table-cell>
          <table:table-cell table:number-columns-repeated="8"/>
          <table:table-cell office:value-type="string" calcext:value-type="string">
            <text:p>Zeilennummer 102: "* (... It seems to be time for clas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Desktop Hintergrundbild ist eine Diashow von Naturbildern.)/",</text:p>
          </table:table-cell>
          <table:table-cell table:number-columns-repeated="8"/>
          <table:table-cell office:value-type="string" calcext:value-type="string">
            <text:p>Zeilennummer 102: "* (The computer's wallpaper is a rotating slideshow of nature images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und^1, manchmal, siehst du ein Bild von zwei^1, sich umarmenden Superhelden.)/%",</text:p>
          </table:table-cell>
          <table:table-cell table:number-columns-repeated="8"/>
          <table:table-cell office:value-type="string" calcext:value-type="string">
            <text:p>Zeilennummer 102: "* (... and^1, rarely, an image of two buff superheroes embracing^1, blush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Rosenstrauß.)/%",</text:p>
          </table:table-cell>
          <table:table-cell table:number-columns-repeated="8"/>
          <table:table-cell office:value-type="string" calcext:value-type="string">
            <text:p>Zeilennummer 102: "* (It's a bunch of ros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Um^1, Kris^1, hoffentlich nimmst du.../",</text:p>
          </table:table-cell>
          <table:table-cell table:number-columns-repeated="8"/>
          <table:table-cell office:value-type="string" calcext:value-type="string">
            <text:p>Zeilennummer 102: "* Um^1, Kris^1, the hope is that you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0* ... jemanden aus der Klasse?/%",</text:p>
          </table:table-cell>
          <table:table-cell table:number-columns-repeated="8"/>
          <table:table-cell office:value-type="string" calcext:value-type="string">
            <text:p>Zeilennummer 102: "\\E0* ... choose someone in the class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en anregende Zitate aus Literaturen zu sein.)/",</text:p>
          </table:table-cell>
          <table:table-cell table:number-columns-repeated="8"/>
          <table:table-cell office:value-type="string" calcext:value-type="string">
            <text:p>Zeilennummer 102: "* (Looks like motivational quotes from various literatur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\"Versuche dein bestes^1, Astral Wolf^1!\"&amp;* \"auch in dunklen Stunden...!\"/",</text:p>
          </table:table-cell>
          <table:table-cell table:number-columns-repeated="8"/>
          <table:table-cell office:value-type="string" calcext:value-type="string">
            <text:p>Zeilennummer 102: "* \"Try your best^1, Astral Wolf^1!\"&amp;* \"Even in your darkest hour...!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s kann auch aus einem Videospiel kommen.)/%",</text:p>
          </table:table-cell>
          <table:table-cell table:number-columns-repeated="8"/>
          <table:table-cell office:value-type="string" calcext:value-type="string">
            <text:p>Zeilennummer 102: "* (... that one seems to be from a video gam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schaust durch das gefrorene Fenster.)/",</text:p>
          </table:table-cell>
          <table:table-cell table:number-columns-repeated="8"/>
          <table:table-cell office:value-type="string" calcext:value-type="string">
            <text:p>Zeilennummer 102: "* (You look through the frosted window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verschwommenes gelbes Objekt lehrt einen Haufen verschwommener, gelangweilt wirkender Objekte.)/%",</text:p>
          </table:table-cell>
          <table:table-cell table:number-columns-repeated="8"/>
          <table:table-cell office:value-type="string" calcext:value-type="string">
            <text:p>Zeilennummer 102: "* (A blurry yellow object is teaching a bunch of blurry bored-looking object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Schließfach ist gesperrt./%",</text:p>
          </table:table-cell>
          <table:table-cell table:number-columns-repeated="8"/>
          <table:table-cell office:value-type="string" calcext:value-type="string">
            <text:p>Zeilennummer 102: "* The locker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Schloss des Schließfachs ist gesperrt./%",</text:p>
          </table:table-cell>
          <table:table-cell table:number-columns-repeated="8"/>
          <table:table-cell office:value-type="string" calcext:value-type="string">
            <text:p>Zeilennummer 102: "* The locker's lock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Schließfach des Schlosses ist gesperrt./%",</text:p>
          </table:table-cell>
          <table:table-cell table:number-columns-repeated="8"/>
          <table:table-cell office:value-type="string" calcext:value-type="string">
            <text:p>Zeilennummer 102: "* The lock's locker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Schließfach des Schließfachs ist gesperrt./%",</text:p>
          </table:table-cell>
          <table:table-cell table:number-columns-repeated="8"/>
          <table:table-cell office:value-type="string" calcext:value-type="string">
            <text:p>Zeilennummer 102: "* The locker's lock's locker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Schließfach ist gesperrt./%",</text:p>
          </table:table-cell>
          <table:table-cell table:number-columns-repeated="8"/>
          <table:table-cell office:value-type="string" calcext:value-type="string">
            <text:p>Zeilennummer 102: "* The locker is lock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Schließfach ist mit Erinnerungen von Jockington bedeckt.)/%",</text:p>
          </table:table-cell>
          <table:table-cell table:number-columns-repeated="8"/>
          <table:table-cell office:value-type="string" calcext:value-type="string">
            <text:p>Zeilennummer 102: "* (The locker is covered in Jockington memorabilia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Freust du dich,^1 auf den Sadie Hawkmans tanz?)/",</text:p>
          </table:table-cell>
          <table:table-cell table:number-columns-repeated="8"/>
          <table:table-cell office:value-type="string" calcext:value-type="string">
            <text:p>Zeilennummer 102: "* (Are you ready for the Sadie Hawkman's dance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r Tanz^1, bei dem Lehrer eine Falkenmaske tragen...)/",</text:p>
          </table:table-cell>
          <table:table-cell table:number-columns-repeated="8"/>
          <table:table-cell office:value-type="string" calcext:value-type="string">
            <text:p>Zeilennummer 102: "* (At this dance^1, all the chaperones wear giant hawk heads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und alle anschreien, die sich beim tanzen berühren.)/%",</text:p>
          </table:table-cell>
          <table:table-cell table:number-columns-repeated="8"/>
          <table:table-cell office:value-type="string" calcext:value-type="string">
            <text:p>Zeilennummer 102: "* (... and screech at any students that make contact while danc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trinkst aus dem Brunnen.)/",</text:p>
          </table:table-cell>
          <table:table-cell table:number-columns-repeated="8"/>
          <table:table-cell office:value-type="string" calcext:value-type="string">
            <text:p>Zeilennummer 102: "* (You drank from the water fountain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heh^1, Leute hatten ihren Mund daran^1, weißte./%",</text:p>
          </table:table-cell>
          <table:table-cell table:number-columns-repeated="8"/>
          <table:table-cell office:value-type="string" calcext:value-type="string">
            <text:p>Zeilennummer 102: "* Heheh^1, people put their mouth on that^1, ya know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s war keine ERMUTIGUNG^1, Idiot!/%",</text:p>
          </table:table-cell>
          <table:table-cell table:number-columns-repeated="8"/>
          <table:table-cell office:value-type="string" calcext:value-type="string">
            <text:p>Zeilennummer 102: "* That wasn't ENCOURAGEMENT^1, dumbas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zu dunkel^1, um etwas zu sehen.)/%",</text:p>
          </table:table-cell>
          <table:table-cell table:number-columns-repeated="8"/>
          <table:table-cell office:value-type="string" calcext:value-type="string">
            <text:p>Zeilennummer 102: "* (It's too dark to see anyth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n diesem Land^1, sehen nur die Augen der Dunkelheit den Weg.../%",</text:p>
          </table:table-cell>
          <table:table-cell table:number-columns-repeated="8"/>
          <table:table-cell office:value-type="string" calcext:value-type="string">
            <text:p>Zeilennummer 102: "* In this land^1, only eyes blinded by darkness can see the wa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ieht wie ein Laden aus^1, aber er ist verschlossen^1 und niemand ist dadrinn...)/%",</text:p>
          </table:table-cell>
          <table:table-cell table:number-columns-repeated="8"/>
          <table:table-cell office:value-type="string" calcext:value-type="string">
            <text:p>Zeilennummer 102: "* (It looks like a shop^1, but the door is locked^1, and no one's insid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schlossen.)/%",</text:p>
          </table:table-cell>
          <table:table-cell table:number-columns-repeated="8"/>
          <table:table-cell office:value-type="string" calcext:value-type="string">
            <text:p>Zeilennummer 102: "* (It'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^1, Kris^1, ich denke wir sollten sie suchen gehen./",</text:p>
          </table:table-cell>
          <table:table-cell table:number-columns-repeated="8"/>
          <table:table-cell office:value-type="string" calcext:value-type="string">
            <text:p>Zeilennummer 102: "* Hey^1, Kris^1, I really think we should catch up with Susi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1* Nach unserem Abenteuer kehren wir wieder hierhin .../",</text:p>
          </table:table-cell>
          <table:table-cell table:number-columns-repeated="8"/>
          <table:table-cell office:value-type="string" calcext:value-type="string">
            <text:p>Zeilennummer 102: "\\E1* We can come back here after our adventure is over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8* ... und dann backe ich dir einen leckeren Kuchen!/%",</text:p>
          </table:table-cell>
          <table:table-cell table:number-columns-repeated="8"/>
          <table:table-cell office:value-type="string" calcext:value-type="string">
            <text:p>Zeilennummer 102: "\\E8* ... and then I can bake you a yummy cak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ris^1, vielleicht sollen wir erst die Welt retten...?/",</text:p>
          </table:table-cell>
          <table:table-cell table:number-columns-repeated="8"/>
          <table:table-cell office:value-type="string" calcext:value-type="string">
            <text:p>Zeilennummer 102: "* Kris^1, perhaps we should save the world first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0* Es scheint ein bisschen wichtig zu sein./%",</text:p>
          </table:table-cell>
          <table:table-cell table:number-columns-repeated="8"/>
          <table:table-cell office:value-type="string" calcext:value-type="string">
            <text:p>Zeilennummer 102: "\\E0* It seems a bit importan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ch frage mich^1, wie Lancer da hoch kam...?/",</text:p>
          </table:table-cell>
          <table:table-cell table:number-columns-repeated="8"/>
          <table:table-cell office:value-type="string" calcext:value-type="string">
            <text:p>Zeilennummer 102: "* Come to think of it^1, how did Lancer get up ther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6* Ich denke er fuhr an der Seite der Klippe hoch...!?/%",</text:p>
          </table:table-cell>
          <table:table-cell table:number-columns-repeated="8"/>
          <table:table-cell office:value-type="string" calcext:value-type="string">
            <text:p>Zeilennummer 102: "\\E6* I suppose he rode his bike up the side of the cliff...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Schau auf die Uhr^1.&amp;* Um dieses Puzzle zu schaffen^1, musst du dich beeilen./%",</text:p>
          </table:table-cell>
          <table:table-cell table:number-columns-repeated="8"/>
          <table:table-cell office:value-type="string" calcext:value-type="string">
            <text:p>Zeilennummer 102: "* Check the clock^1.&amp;* In order to solve this puzzle^1, you'll have to hurr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&lt;- Shop.)&amp;* (Komm her und kauf was...)/",</text:p>
          </table:table-cell>
          <table:table-cell table:number-columns-repeated="8"/>
          <table:table-cell office:value-type="string" calcext:value-type="string">
            <text:p>Zeilennummer 102: "* (Store to the left.)&amp;* (Come on in and buy something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Oder auch nicht.)/%",</text:p>
          </table:table-cell>
          <table:table-cell table:number-columns-repeated="8"/>
          <table:table-cell office:value-type="string" calcext:value-type="string">
            <text:p>Zeilennummer 102: "* (Or don'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ie Anleitung wurde verunstaltet.)/",</text:p>
          </table:table-cell>
          <table:table-cell table:number-columns-repeated="8"/>
          <table:table-cell office:value-type="string" calcext:value-type="string">
            <text:p>Zeilennummer 102: "* (The puzzle description has been smashed and graffiti'd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und das in einer Gothic art...)/%",</text:p>
          </table:table-cell>
          <table:table-cell table:number-columns-repeated="8"/>
          <table:table-cell office:value-type="string" calcext:value-type="string">
            <text:p>Zeilennummer 102: "* (... but the graffiti is written in overwrought gothic calligraphy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meide das Licht^1, dass dich zum Start wieder bringt.)/%",</text:p>
          </table:table-cell>
          <table:table-cell table:number-columns-repeated="8"/>
          <table:table-cell office:value-type="string" calcext:value-type="string">
            <text:p>Zeilennummer 102: "* (When you step into the light^1, you'll return to where you were befo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Berühren der Wand verlangsamt dich.)/%",</text:p>
          </table:table-cell>
          <table:table-cell table:number-columns-repeated="8"/>
          <table:table-cell office:value-type="string" calcext:value-type="string">
            <text:p>Zeilennummer 102: "* (Touching a wall slows your ru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Stumpf mit einer art Essensloch.)/%",</text:p>
          </table:table-cell>
          <table:table-cell table:number-columns-repeated="8"/>
          <table:table-cell office:value-type="string" calcext:value-type="string">
            <text:p>Zeilennummer 102: "* (It's a stump with some kind of dinner hole in i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stand hier mal des Puzzles Antwort...)/",</text:p>
          </table:table-cell>
          <table:table-cell table:number-columns-repeated="8"/>
          <table:table-cell office:value-type="string" calcext:value-type="string">
            <text:p>Zeilennummer 102: "* (It looks like it's supposed to be the solution to a puzzle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ber^1, es wurde mit unsichtbarer Tinter verunstaltet.)/",</text:p>
          </table:table-cell>
          <table:table-cell table:number-columns-repeated="8"/>
          <table:table-cell office:value-type="string" calcext:value-type="string">
            <text:p>Zeilennummer 102: "* (But^1, it's been vandalized with a calligraphy pen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war die Reihenfolge ROT-SCHWARZ-ROT.)/%",</text:p>
          </table:table-cell>
          <table:table-cell table:number-columns-repeated="8"/>
          <table:table-cell office:value-type="string" calcext:value-type="string">
            <text:p>Zeilennummer 102: "* (Looks like the order of symbols was RED-BLACK-R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war die Reihenfolge ROT-SCHWARZ-ROT.)/%",</text:p>
          </table:table-cell>
          <table:table-cell table:number-columns-repeated="8"/>
          <table:table-cell office:value-type="string" calcext:value-type="string">
            <text:p>Zeilennummer 102: "* (Looks like the order of symbols was RED-BLACK-R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RK kam vorbei..^1. Was ein Idiot!/",</text:p>
          </table:table-cell>
          <table:table-cell table:number-columns-repeated="8"/>
          <table:table-cell office:value-type="string" calcext:value-type="string">
            <text:p>Zeilennummer 102: "* RK came by..^1. What a hunk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r manipulierte das Puzzle um euch zustoppen..^1.&amp;* Aber WIR kennen die Antwort^1!/",</text:p>
          </table:table-cell>
          <table:table-cell table:number-columns-repeated="8"/>
          <table:table-cell office:value-type="string" calcext:value-type="string">
            <text:p>Zeilennummer 102: "* He vandalized the puzzle to stop the Lightners..^1.&amp;* But WE know the answers^1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h, du willst durch!^1?&amp;* Sicherlich helfen wir!!!/",</text:p>
          </table:table-cell>
          <table:table-cell table:number-columns-repeated="8"/>
          <table:table-cell office:value-type="string" calcext:value-type="string">
            <text:p>Zeilennummer 102: "* Oh, you wanna get through!^1?&amp;* Of course we'll tell you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Ühmm..^1. Das erste Symbol war ein Herz^1! Haha, wie die LIEBE^1! Hilft das!?/%",</text:p>
          </table:table-cell>
          <table:table-cell table:number-columns-repeated="8"/>
          <table:table-cell office:value-type="string" calcext:value-type="string">
            <text:p>Zeilennummer 102: "* Ummm..^1. The first symbol is a HEART^1! Haha, just like LOVE^1! Does that help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Ühmm..^1. Das erste Symbol war ein Herz^1! Haha, wie die LIEBE^1! Hilft das!?/%",</text:p>
          </table:table-cell>
          <table:table-cell table:number-columns-repeated="8"/>
          <table:table-cell office:value-type="string" calcext:value-type="string">
            <text:p>Zeilennummer 102: "* Ummm..^1. The first symbol is a HEART^1! Haha, just like LOVE^1! Does that help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Ühm^1, das Symbolpuzzle...^1?&amp;* Alle Symbole waren anders..^1. denke ich./",</text:p>
          </table:table-cell>
          <table:table-cell table:number-columns-repeated="8"/>
          <table:table-cell office:value-type="string" calcext:value-type="string">
            <text:p>Zeilennummer 102: "* Um^1, symbol puzzle...^1?&amp;* All the symbols were different..^1. I thin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u kannst^1, ühm..^1. auch noch die Farben sehen.../",</text:p>
          </table:table-cell>
          <table:table-cell table:number-columns-repeated="8"/>
          <table:table-cell office:value-type="string" calcext:value-type="string">
            <text:p>Zeilennummer 102: "* You can^1, um..^1. still see the colors they were^1, too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ntschuldigung^1, das wir nicht mehr Hilfe geben.../%",</text:p>
          </table:table-cell>
          <table:table-cell table:number-columns-repeated="8"/>
          <table:table-cell office:value-type="string" calcext:value-type="string">
            <text:p>Zeilennummer 102: "* Sorry I can't be any more help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uh!^1? das Symbolpuzzle...^1?&amp;* Warum sollte es --UNS-- interessieren!?/",</text:p>
          </table:table-cell>
          <table:table-cell table:number-columns-repeated="8"/>
          <table:table-cell office:value-type="string" calcext:value-type="string">
            <text:p>Zeilennummer 102: "* Huh!^1? Symbol puzzle...!^1?&amp;* Why should --WE-- care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 war aufjedenfall KEIN Kreuz dabei!/",</text:p>
          </table:table-cell>
          <table:table-cell table:number-columns-repeated="8"/>
          <table:table-cell office:value-type="string" calcext:value-type="string">
            <text:p>Zeilennummer 102: "* NONE of the symbols are CLUB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RRRGH^1, das ist geradezu beleidigend!/%",</text:p>
          </table:table-cell>
          <table:table-cell table:number-columns-repeated="8"/>
          <table:table-cell office:value-type="string" calcext:value-type="string">
            <text:p>Zeilennummer 102: "* ARRRGH^1, it's downright insulting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s ist schön zusehen^1, dass Susie einen eigenen Platz gefunden hat^1.../",</text:p>
          </table:table-cell>
          <table:table-cell table:number-columns-repeated="8"/>
          <table:table-cell office:value-type="string" calcext:value-type="string">
            <text:p>Zeilennummer 102: "* It's nice Susie finally found a place she fits in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8* ... und sie kommt auch gut mit Lancer klar!/%",</text:p>
          </table:table-cell>
          <table:table-cell table:number-columns-repeated="8"/>
          <table:table-cell office:value-type="string" calcext:value-type="string">
            <text:p>Zeilennummer 102: "\\E8* ... and she's getting along with Lancer^1, too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^1, ihr zwei habt doch nicht mein Geheimversteck verunreinigt^1, oder?/",</text:p>
          </table:table-cell>
          <table:table-cell table:number-columns-repeated="8"/>
          <table:table-cell office:value-type="string" calcext:value-type="string">
            <text:p>Zeilennummer 102: "* Hey^1, you two didn't mess with my hideout^1, did ya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ch frage mich ob \"Geheimversteck\" etwas zu weit hergeholt ist?/",</text:p>
          </table:table-cell>
          <table:table-cell table:number-columns-repeated="8"/>
          <table:table-cell office:value-type="string" calcext:value-type="string">
            <text:p>Zeilennummer 102: "* I wonder if \"hideout\" might be overselling it a bi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Nah^1, ich habe hier kurz geschlafen und somit ist das nun mein Revier./%",</text:p>
          </table:table-cell>
          <table:table-cell table:number-columns-repeated="8"/>
          <table:table-cell office:value-type="string" calcext:value-type="string">
            <text:p>Zeilennummer 102: "* Nah^1, I took a nap in there so it's basically my house now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!/",</text:p>
          </table:table-cell>
          <table:table-cell table:number-columns-repeated="8"/>
          <table:table-cell office:value-type="string" calcext:value-type="string">
            <text:p>Zeilennummer 102: "* 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!/",</text:p>
          </table:table-cell>
          <table:table-cell table:number-columns-repeated="8"/>
          <table:table-cell office:value-type="string" calcext:value-type="string">
            <text:p>Zeilennummer 102: "* 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.^1?&amp;* Woher wusstest du das^1, Kris?/",</text:p>
          </table:table-cell>
          <table:table-cell table:number-columns-repeated="8"/>
          <table:table-cell office:value-type="string" calcext:value-type="string">
            <text:p>Zeilennummer 102: "* ...^1?&amp;* How'd you know that was there^1, Kri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6* Du bist einfach unglaublich^1, du hast es einfach gewusst^1?/%",</text:p>
          </table:table-cell>
          <table:table-cell table:number-columns-repeated="8"/>
          <table:table-cell office:value-type="string" calcext:value-type="string">
            <text:p>Zeilennummer 102: "\\E6* You're really amazing^1, you know that^1, Kris...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eint^1, als ist nichts weiteres von Interesse hier.)/%",</text:p>
          </table:table-cell>
          <table:table-cell table:number-columns-repeated="8"/>
          <table:table-cell office:value-type="string" calcext:value-type="string">
            <text:p>Zeilennummer 102: "* (Doesn't seem to be anything else interesting in the tre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blockiert ein Baum deinen Weg.)/",</text:p>
          </table:table-cell>
          <table:table-cell table:number-columns-repeated="8"/>
          <table:table-cell office:value-type="string" calcext:value-type="string">
            <text:p>Zeilennummer 102: "* (There's a tree blocking the wa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kann man drum herum gehen^1, aber dies ist defenitiv nicht der Fall.)/%",</text:p>
          </table:table-cell>
          <table:table-cell table:number-columns-repeated="8"/>
          <table:table-cell office:value-type="string" calcext:value-type="string">
            <text:p>Zeilennummer 102: "* (Might look like you can walk around it^1, but that's definitely not the cas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Metalltor.^1)&amp;* (Du versuchst durchzukommen...)/",</text:p>
          </table:table-cell>
          <table:table-cell table:number-columns-repeated="8"/>
          <table:table-cell office:value-type="string" calcext:value-type="string">
            <text:p>Zeilennummer 102: "* (It's a metal door.^1)&amp;* (You rattle the bars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bringt nichts...)/%",</text:p>
          </table:table-cell>
          <table:table-cell table:number-columns-repeated="8"/>
          <table:table-cell office:value-type="string" calcext:value-type="string">
            <text:p>Zeilennummer 102: "* (It's no us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Metalltor.^1)&amp;* (Sie ist verschlossen.)/%",</text:p>
          </table:table-cell>
          <table:table-cell table:number-columns-repeated="8"/>
          <table:table-cell office:value-type="string" calcext:value-type="string">
            <text:p>Zeilennummer 102: "* (It's a metal door.^1)&amp;* (It'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Hier fehlt komischerweise ein Metalltor.)/%",</text:p>
          </table:table-cell>
          <table:table-cell table:number-columns-repeated="8"/>
          <table:table-cell office:value-type="string" calcext:value-type="string">
            <text:p>Zeilennummer 102: "* (There's a conspicuous absence of a metal door 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Susies erstes Einzelpuzzel..^1. eine gute Erinnerung./",</text:p>
          </table:table-cell>
          <table:table-cell table:number-columns-repeated="8"/>
          <table:table-cell office:value-type="string" calcext:value-type="string">
            <text:p>Zeilennummer 102: "* Susie's first solo puzzle..^1. what a nice memor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rinnere mich bloß nicht daran!!!/%",</text:p>
          </table:table-cell>
          <table:table-cell table:number-columns-repeated="8"/>
          <table:table-cell office:value-type="string" calcext:value-type="string">
            <text:p>Zeilennummer 102: "* Stop remembering me fondly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ein Riss in der Wand...^1)&amp;* (Was ist nur dahinter...?)/",</text:p>
          </table:table-cell>
          <table:table-cell table:number-columns-repeated="8"/>
          <table:table-cell office:value-type="string" calcext:value-type="string">
            <text:p>Zeilennummer 102: "* (There's a crack in the wall...^1)&amp;* (What could be inside...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s ist mehr Wand.)/%",</text:p>
          </table:table-cell>
          <table:table-cell table:number-columns-repeated="8"/>
          <table:table-cell office:value-type="string" calcext:value-type="string">
            <text:p>Zeilennummer 102: "* (... it's more wall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Hier ist nichts außer schlechte Architektur.)/%",</text:p>
          </table:table-cell>
          <table:table-cell table:number-columns-repeated="8"/>
          <table:table-cell office:value-type="string" calcext:value-type="string">
            <text:p>Zeilennummer 102: "* (Nothing here except for poor architectural engineer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Yeah^1, ich wurde auch eingesperrt.../",</text:p>
          </table:table-cell>
          <table:table-cell table:number-columns-repeated="8"/>
          <table:table-cell office:value-type="string" calcext:value-type="string">
            <text:p>Zeilennummer 102: "* Yeah^1, even I got arreste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bei bin ich nur ein Augenpaar^1! Was passiert noch alles?/%",</text:p>
          </table:table-cell>
          <table:table-cell table:number-columns-repeated="8"/>
          <table:table-cell office:value-type="string" calcext:value-type="string">
            <text:p>Zeilennummer 102: "* And I'm just a pair of eyes^1! What's the world coming to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Gelöstes Puzzle.)/%",</text:p>
          </table:table-cell>
          <table:table-cell table:number-columns-repeated="8"/>
          <table:table-cell office:value-type="string" calcext:value-type="string">
            <text:p>Zeilennummer 102: "* (Solved puzzl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ww^1, Susie^1, hast du das Puzzle alleine gelöst?/",</text:p>
          </table:table-cell>
          <table:table-cell table:number-columns-repeated="8"/>
          <table:table-cell office:value-type="string" calcext:value-type="string">
            <text:p>Zeilennummer 102: "* Aww^1, Susie^1, did you solve this puzzle all by yourself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Du musst uns wirklich vermisst haben.../",</text:p>
          </table:table-cell>
          <table:table-cell table:number-columns-repeated="8"/>
          <table:table-cell office:value-type="string" calcext:value-type="string">
            <text:p>Zeilennummer 102: "\\E7* You must really have wanted to save u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uh!^1? Auf keinen fall^1, ich habe...!/",</text:p>
          </table:table-cell>
          <table:table-cell table:number-columns-repeated="8"/>
          <table:table-cell office:value-type="string" calcext:value-type="string">
            <text:p>Zeilennummer 102: "* Huh!^1? No way^1, I just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6* Ich habe es ausversehen gelöst./",</text:p>
          </table:table-cell>
          <table:table-cell table:number-columns-repeated="8"/>
          <table:table-cell office:value-type="string" calcext:value-type="string">
            <text:p>Zeilennummer 102: "\\E6* I just solved it... on acciden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usversehen?/",</text:p>
          </table:table-cell>
          <table:table-cell table:number-columns-repeated="8"/>
          <table:table-cell office:value-type="string" calcext:value-type="string">
            <text:p>Zeilennummer 102: "* On acciden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ch dachte eigentlich^1, uh^1, wisst ihr^1, dass es ein Spielautomat ist./",</text:p>
          </table:table-cell>
          <table:table-cell table:number-columns-repeated="8"/>
          <table:table-cell office:value-type="string" calcext:value-type="string">
            <text:p>Zeilennummer 102: "* I actually thought it was^1, uh^1, y'know^1, a slot machin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ber wie es scheint war der Hauptpreis ein paar Nerds./%",</text:p>
          </table:table-cell>
          <table:table-cell table:number-columns-repeated="8"/>
          <table:table-cell office:value-type="string" calcext:value-type="string">
            <text:p>Zeilennummer 102: "* But it turned out the prize was nerd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Nun^1, ich bin stolz auf dich^1, Susie./",</text:p>
          </table:table-cell>
          <table:table-cell table:number-columns-repeated="8"/>
          <table:table-cell office:value-type="string" calcext:value-type="string">
            <text:p>Zeilennummer 102: "* Well^1, I'm proud of you^1, Susi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Yeah^1, wie auch immer./%",</text:p>
          </table:table-cell>
          <table:table-cell table:number-columns-repeated="8"/>
          <table:table-cell office:value-type="string" calcext:value-type="string">
            <text:p>Zeilennummer 102: "* Yeah^1, whatever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Was zur Hölle^1? Eure Zelle hat MOOS!?/",</text:p>
          </table:table-cell>
          <table:table-cell table:number-columns-repeated="8"/>
          <table:table-cell office:value-type="string" calcext:value-type="string">
            <text:p>Zeilennummer 102: "* What the hell^1? Your prison cell gets MOSS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0* (Das ist unfair...)/%",</text:p>
          </table:table-cell>
          <table:table-cell table:number-columns-repeated="8"/>
          <table:table-cell office:value-type="string" calcext:value-type="string">
            <text:p>Zeilennummer 102: "\\E0* (That's unfair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0* (Haben mir nicht mal was aufgespart...)/%",</text:p>
          </table:table-cell>
          <table:table-cell table:number-columns-repeated="8"/>
          <table:table-cell office:value-type="string" calcext:value-type="string">
            <text:p>Zeilennummer 102: "\\E0* (Didn't even save any for m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ufzug zum OG.)/",</text:p>
          </table:table-cell>
          <table:table-cell table:number-columns-repeated="8"/>
          <table:table-cell office:value-type="string" calcext:value-type="string">
            <text:p>Zeilennummer 102: "* (Elevator to Top Floor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Leider steckt er fest^1, bis jemand ihn benutzt.)/%",</text:p>
          </table:table-cell>
          <table:table-cell table:number-columns-repeated="8"/>
          <table:table-cell office:value-type="string" calcext:value-type="string">
            <text:p>Zeilennummer 102: "* (Currently stuck at the top floor until someone rides it dow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ufzug zum OG.)/",</text:p>
          </table:table-cell>
          <table:table-cell table:number-columns-repeated="8"/>
          <table:table-cell office:value-type="string" calcext:value-type="string">
            <text:p>Zeilennummer 102: "* (Elevator to Top Floor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teckt nicht mehr fest.)/%",</text:p>
          </table:table-cell>
          <table:table-cell table:number-columns-repeated="8"/>
          <table:table-cell office:value-type="string" calcext:value-type="string">
            <text:p>Zeilennummer 102: "* (No longer stuck at the top floo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ufzug zum Knast.)/",</text:p>
          </table:table-cell>
          <table:table-cell table:number-columns-repeated="8"/>
          <table:table-cell office:value-type="string" calcext:value-type="string">
            <text:p>Zeilennummer 102: "* (Elevator to Prison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gentlich der Aufzug zum Keller^1, welcher nun eine Menge Gehege besitzt.)/%",</text:p>
          </table:table-cell>
          <table:table-cell table:number-columns-repeated="8"/>
          <table:table-cell office:value-type="string" calcext:value-type="string">
            <text:p>Zeilennummer 102: "* (Formerly known as Elevator to Basement^1, Which Just Happened to Have A Lot Of Cag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Rudinns Raum.)&amp;* (Ja, das ist eine Tor!)/%",</text:p>
          </table:table-cell>
          <table:table-cell table:number-columns-repeated="8"/>
          <table:table-cell office:value-type="string" calcext:value-type="string">
            <text:p>Zeilennummer 102: "* (Rudinn's Room.)&amp;* (Yes, that's a door!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eint ein Bett zu sein.^1)&amp;* (Ausruhen?)/",</text:p>
          </table:table-cell>
          <table:table-cell table:number-columns-repeated="8"/>
          <table:table-cell office:value-type="string" calcext:value-type="string">
            <text:p>Zeilennummer 102: "* (Looks like a bed.^1)&amp;* (Will you rest here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Nein^1, tust du nicht.^1)&amp;* (Es ist nicht dein Bett.)/%",</text:p>
          </table:table-cell>
          <table:table-cell table:number-columns-repeated="8"/>
          <table:table-cell office:value-type="string" calcext:value-type="string">
            <text:p>Zeilennummer 102: "* (... No^1, you won't.^1)&amp;* (It's not your b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inspizierst die Betten.)/",</text:p>
          </table:table-cell>
          <table:table-cell table:number-columns-repeated="8"/>
          <table:table-cell office:value-type="string" calcext:value-type="string">
            <text:p>Zeilennummer 102: "* (You thoroughly investigated all of the beds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in Rang verbessert sich zum Status \"\\cYBetten inspektor\\cW.\")/%",</text:p>
          </table:table-cell>
          <table:table-cell table:number-columns-repeated="8"/>
          <table:table-cell office:value-type="string" calcext:value-type="string">
            <text:p>Zeilennummer 102: "* (Your rank was upgraded to \"\\cYBed Inspector\\cW.\"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lossbadezimmer \"Royal Flush\")&amp;* (Außer Betrieb.)/%",</text:p>
          </table:table-cell>
          <table:table-cell table:number-columns-repeated="8"/>
          <table:table-cell office:value-type="string" calcext:value-type="string">
            <text:p>Zeilennummer 102: "* (Castle Bathroom \"Royal Flush\")&amp;* (Currently occupi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ieht wie ein Familienfoto aus.)/%",</text:p>
          </table:table-cell>
          <table:table-cell table:number-columns-repeated="8"/>
          <table:table-cell office:value-type="string" calcext:value-type="string">
            <text:p>Zeilennummer 102: "* (Looks like a family photograph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Drei-Leute-Bett^1, oder ein Dreikopfbett?)/%",</text:p>
          </table:table-cell>
          <table:table-cell table:number-columns-repeated="8"/>
          <table:table-cell office:value-type="string" calcext:value-type="string">
            <text:p>Zeilennummer 102: "* (It's a bed for three people^1, or one three-headed perso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großer Partybaseball.^1)&amp;/%",</text:p>
          </table:table-cell>
          <table:table-cell table:number-columns-repeated="8"/>
          <table:table-cell office:value-type="string" calcext:value-type="string">
            <text:p>Zeilennummer 102: "* (It's a giant baseball.^1)&amp;* (For parti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gentlich^1, sieht der Baseball mehr wie ein angemalter Fußball aus.)/",</text:p>
          </table:table-cell>
          <table:table-cell table:number-columns-repeated="8"/>
          <table:table-cell office:value-type="string" calcext:value-type="string">
            <text:p>Zeilennummer 102: "* (Actually^1, seems the giant baseball is a soccer ball that's been painted over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o ist er einfacher zu Zeichnen.)/%",</text:p>
          </table:table-cell>
          <table:table-cell table:number-columns-repeated="8"/>
          <table:table-cell office:value-type="string" calcext:value-type="string">
            <text:p>Zeilennummer 102: "* (It would be easier to draw that way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Partybaum^1)&amp;/%",</text:p>
          </table:table-cell>
          <table:table-cell table:number-columns-repeated="8"/>
          <table:table-cell office:value-type="string" calcext:value-type="string">
            <text:p>Zeilennummer 102: "* (It's a tree.^1)&amp;* (For parti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Fahrrad wurde liebevoll ins Bett gesteckt.)/%",</text:p>
          </table:table-cell>
          <table:table-cell table:number-columns-repeated="8"/>
          <table:table-cell office:value-type="string" calcext:value-type="string">
            <text:p>Zeilennummer 102: "* (A bicycle is lovingly tucked into b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Art Grabungswerkzeug.)/%",</text:p>
          </table:table-cell>
          <table:table-cell table:number-columns-repeated="8"/>
          <table:table-cell office:value-type="string" calcext:value-type="string">
            <text:p>Zeilennummer 102: "* (It's some kind of digging implemen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hast 20 Rubine im Loch gefunden!)/",</text:p>
          </table:table-cell>
          <table:table-cell table:number-columns-repeated="8"/>
          <table:table-cell office:value-type="string" calcext:value-type="string">
            <text:p>Zeilennummer 102: "* (You found 20 Rupys in the hole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Leider^1, ist das hier das falsche Spiel...)/%",</text:p>
          </table:table-cell>
          <table:table-cell table:number-columns-repeated="8"/>
          <table:table-cell office:value-type="string" calcext:value-type="string">
            <text:p>Zeilennummer 102: "* (Unfortunately^1, that's not a useful currency her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Loch, welches in der Freizeit gemacht wurde.)/%",</text:p>
          </table:table-cell>
          <table:table-cell table:number-columns-repeated="8"/>
          <table:table-cell office:value-type="string" calcext:value-type="string">
            <text:p>Zeilennummer 102: "* (It's a hole made recreationally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Salsa im Boden vergraben.)/%",</text:p>
          </table:table-cell>
          <table:table-cell table:number-columns-repeated="8"/>
          <table:table-cell office:value-type="string" calcext:value-type="string">
            <text:p>Zeilennummer 102: "* (There's salsa buried in the ground 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Loch^1. Wahrscheinlich^1, aus Langeweile gegraben.)/%",</text:p>
          </table:table-cell>
          <table:table-cell table:number-columns-repeated="8"/>
          <table:table-cell office:value-type="string" calcext:value-type="string">
            <text:p>Zeilennummer 102: "* (It's a hole^1. Presumably dug for fu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Wandbanner^1. Scheint in einer Art Kampf verwickelt gewesen zu sein...)/%",</text:p>
          </table:table-cell>
          <table:table-cell table:number-columns-repeated="8"/>
          <table:table-cell office:value-type="string" calcext:value-type="string">
            <text:p>Zeilennummer 102: "* (Wall banners^1. They seem to have been through some kind of struggl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Reichtum.^1)&amp;* (Erstrahlt in Macht und Ruhm.)&amp;* (Und Habgier)/%",</text:p>
          </table:table-cell>
          <table:table-cell table:number-columns-repeated="8"/>
          <table:table-cell office:value-type="string" calcext:value-type="string">
            <text:p>Zeilennummer 102: "* (Riches.^1)&amp;* (They shine with avaric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pielkarten liegen auf dem Boden verteilt.)/%",</text:p>
          </table:table-cell>
          <table:table-cell table:number-columns-repeated="8"/>
          <table:table-cell office:value-type="string" calcext:value-type="string">
            <text:p>Zeilennummer 102: "* (Playing cards spill out of a deck in the close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vergilbtes, schlecht gemaltes Bild einer grünen Schildkrote.)/",</text:p>
          </table:table-cell>
          <table:table-cell table:number-columns-repeated="8"/>
          <table:table-cell office:value-type="string" calcext:value-type="string">
            <text:p>Zeilennummer 102: "* (It's a yellowed, poorly-drawn picture of a green turtl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mit 'Alvin' unterschrieben wurden.)/%",</text:p>
          </table:table-cell>
          <table:table-cell table:number-columns-repeated="8"/>
          <table:table-cell office:value-type="string" calcext:value-type="string">
            <text:p>Zeilennummer 102: "* (It's signed 'Alvin.'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Lichtschalter.)/%",</text:p>
          </table:table-cell>
          <table:table-cell table:number-columns-repeated="8"/>
          <table:table-cell office:value-type="string" calcext:value-type="string">
            <text:p>Zeilennummer 102: "* (It's a lightswitch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Schachbrett.^1)&amp;* (Da sind Bauern drauf zerstreut.)/%",</text:p>
          </table:table-cell>
          <table:table-cell table:number-columns-repeated="8"/>
          <table:table-cell office:value-type="string" calcext:value-type="string">
            <text:p>Zeilennummer 102: "* (It's a checkerboard.^1)&amp;* (There are pawns strewn on i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abgenutztes Stofftier.)/%",</text:p>
          </table:table-cell>
          <table:table-cell table:number-columns-repeated="8"/>
          <table:table-cell office:value-type="string" calcext:value-type="string">
            <text:p>Zeilennummer 102: "* (It's a worn-down stuffed animal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schlossen.)/%",</text:p>
          </table:table-cell>
          <table:table-cell table:number-columns-repeated="8"/>
          <table:table-cell office:value-type="string" calcext:value-type="string">
            <text:p>Zeilennummer 102: "* (The door i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schlossen.)/%",</text:p>
          </table:table-cell>
          <table:table-cell table:number-columns-repeated="8"/>
          <table:table-cell office:value-type="string" calcext:value-type="string">
            <text:p>Zeilennummer 102: "* (The door i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benutzt den Wasserspender.^1)&amp;* (Das Wasser ist lauwarm.)/%",</text:p>
          </table:table-cell>
          <table:table-cell table:number-columns-repeated="8"/>
          <table:table-cell office:value-type="string" calcext:value-type="string">
            <text:p>Zeilennummer 102: "* (You ran the water fountain.^1)&amp;* (It's lukewarm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benutzt den Wasserspender.^1)&amp;* (Das Wasser ist lau.)/%",</text:p>
          </table:table-cell>
          <table:table-cell table:number-columns-repeated="8"/>
          <table:table-cell office:value-type="string" calcext:value-type="string">
            <text:p>Zeilennummer 102: "* (You ran the water fountain.^1)&amp;* (It's tepi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benutzt den Wasserspender.^1)&amp;* (Das Wasser ist angenehm kalt.)/%",</text:p>
          </table:table-cell>
          <table:table-cell table:number-columns-repeated="8"/>
          <table:table-cell office:value-type="string" calcext:value-type="string">
            <text:p>Zeilennummer 102: "* (You ran the water fountain.^1)&amp;* (It's refreshingly cool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Magst du das^1, Atmen^1? Dich schnell bewegen^1, mit oder ohne^1, Beine?/",</text:p>
          </table:table-cell>
          <table:table-cell table:number-columns-repeated="8"/>
          <table:table-cell office:value-type="string" calcext:value-type="string">
            <text:p>Zeilennummer 102: "* Do you like^1, breathing^1? Moving fast^1, with or without^1, leg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ber normalerweise^1, mit Beine?/",</text:p>
          </table:table-cell>
          <table:table-cell table:number-columns-repeated="8"/>
          <table:table-cell office:value-type="string" calcext:value-type="string">
            <text:p>Zeilennummer 102: "* But usually^1, with leg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Betritt unser Langlauf Team mit Jockington^1 und Noelle!/%",</text:p>
          </table:table-cell>
          <table:table-cell table:number-columns-repeated="8"/>
          <table:table-cell office:value-type="string" calcext:value-type="string">
            <text:p>Zeilennummer 102: "* Join the Cross Country Team with Jockington^1, and Noell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ließfach^1. Ist verschlossen.)/%",</text:p>
          </table:table-cell>
          <table:table-cell table:number-columns-repeated="8"/>
          <table:table-cell office:value-type="string" calcext:value-type="string">
            <text:p>Zeilennummer 102: "* (Locker^1. It'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war mal das Fach deines Bruders.)/%",</text:p>
          </table:table-cell>
          <table:table-cell table:number-columns-repeated="8"/>
          <table:table-cell office:value-type="string" calcext:value-type="string">
            <text:p>Zeilennummer 102: "* (This used to be your brother's locke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dein Fach.^1)&amp;* (Es ist leer.)/%",</text:p>
          </table:table-cell>
          <table:table-cell table:number-columns-repeated="8"/>
          <table:table-cell office:value-type="string" calcext:value-type="string">
            <text:p>Zeilennummer 102: "* (It's your locker.^1)&amp;* (It's empty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schaust auf die Uhr.)/",</text:p>
          </table:table-cell>
          <table:table-cell table:number-columns-repeated="8"/>
          <table:table-cell office:value-type="string" calcext:value-type="string">
            <text:p>Zeilennummer 102: "* (You checked the tim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s scheint^1, keine Unterrichtszeit zu sein.)/%",</text:p>
          </table:table-cell>
          <table:table-cell table:number-columns-repeated="8"/>
          <table:table-cell office:value-type="string" calcext:value-type="string">
            <text:p>Zeilennummer 102: "* (... It seems to not be time for clas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r Computer ist abgeschaltet.)/",</text:p>
          </table:table-cell>
          <table:table-cell table:number-columns-repeated="8"/>
          <table:table-cell office:value-type="string" calcext:value-type="string">
            <text:p>Zeilennummer 102: "* (The computer is turned off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lles war kurz friedlich.)/%",</text:p>
          </table:table-cell>
          <table:table-cell table:number-columns-repeated="8"/>
          <table:table-cell office:value-type="string" calcext:value-type="string">
            <text:p>Zeilennummer 102: "* (Everything felt peaceful for a momen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\"Fr. Toriel\" ist kursiv auf der wiederverwendbaren Tafel geschrieben.)/",</text:p>
          </table:table-cell>
          <table:table-cell table:number-columns-repeated="8"/>
          <table:table-cell office:value-type="string" calcext:value-type="string">
            <text:p>Zeilennummer 102: "* (\"Ms. Toriel\" is written in cursive on the dry-erase board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eint lange nicht mehr gereinigt wurden zu sein.)/%",</text:p>
          </table:table-cell>
          <table:table-cell table:number-columns-repeated="8"/>
          <table:table-cell office:value-type="string" calcext:value-type="string">
            <text:p>Zeilennummer 102: "* (Seems like it hasn't been erased in a very long tim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Computer.)/",</text:p>
          </table:table-cell>
          <table:table-cell table:number-columns-repeated="8"/>
          <table:table-cell office:value-type="string" calcext:value-type="string">
            <text:p>Zeilennummer 102: "* (It's a computer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Hintergrundbild zeigt ein 8 Jahre altes Bild von dir und deinem Bruder zu Halloween.)/%",</text:p>
          </table:table-cell>
          <table:table-cell table:number-columns-repeated="8"/>
          <table:table-cell office:value-type="string" calcext:value-type="string">
            <text:p>Zeilennummer 102: "* (Its desktop wallpaper is you and your brother dressed up for Halloween 8 years ago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Art Lehreressen.)/%",</text:p>
          </table:table-cell>
          <table:table-cell table:number-columns-repeated="8"/>
          <table:table-cell office:value-type="string" calcext:value-type="string">
            <text:p>Zeilennummer 102: "* (Some kind of teacher foo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Poster einfacher Formen.^1)&amp;* (Kreise, Ovale, Vierecke...)/",</text:p>
          </table:table-cell>
          <table:table-cell table:number-columns-repeated="8"/>
          <table:table-cell office:value-type="string" calcext:value-type="string">
            <text:p>Zeilennummer 102: "* (It's a poster of several basic shapes.^1)&amp;* (Circle, Oval, Square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Hyperdodekaeder...)/%",</text:p>
          </table:table-cell>
          <table:table-cell table:number-columns-repeated="8"/>
          <table:table-cell office:value-type="string" calcext:value-type="string">
            <text:p>Zeilennummer 102: "* (Hyperdodecahedron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inderbücher.^1)&amp;* (Eins davon ist deins.)/%",</text:p>
          </table:table-cell>
          <table:table-cell table:number-columns-repeated="8"/>
          <table:table-cell office:value-type="string" calcext:value-type="string">
            <text:p>Zeilennummer 102: "* (Kids' books.^1)&amp;* (Some of them used to be your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primitive Zeichnung deiner Mutter.)/%",</text:p>
          </table:table-cell>
          <table:table-cell table:number-columns-repeated="8"/>
          <table:table-cell office:value-type="string" calcext:value-type="string">
            <text:p>Zeilennummer 102: "* (It's a primitive drawing of your mom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art primitive Skulptur.)&amp;* (Wem die wohl repräsentiert?)/%",</text:p>
          </table:table-cell>
          <table:table-cell table:number-columns-repeated="8"/>
          <table:table-cell office:value-type="string" calcext:value-type="string">
            <text:p>Zeilennummer 102: "* (Some kind of primitive sculpture.)&amp;* (Who knows what it represents?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r Gottestrohn.)/%",</text:p>
          </table:table-cell>
          <table:table-cell table:number-columns-repeated="8"/>
          <table:table-cell office:value-type="string" calcext:value-type="string">
            <text:p>Zeilennummer 102: "* (The Throne of the God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ein Buch.^1)&amp;* (Du leckst an der Seite...^1)&amp;* (Schmeckt lecker!)/",</text:p>
          </table:table-cell>
          <table:table-cell table:number-columns-repeated="8"/>
          <table:table-cell office:value-type="string" calcext:value-type="string">
            <text:p>Zeilennummer 102: "* (There's a book here.^1)&amp;* (You lick the page...^1)&amp;* (It's delicious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meinen sie wohl mit Kostproben.)/%",</text:p>
          </table:table-cell>
          <table:table-cell table:number-columns-repeated="8"/>
          <table:table-cell office:value-type="string" calcext:value-type="string">
            <text:p>Zeilennummer 102: "* (This must be what they meant by flavor tex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unbennantes Buch. Du schaust rein...)/",</text:p>
          </table:table-cell>
          <table:table-cell table:number-columns-repeated="8"/>
          <table:table-cell office:value-type="string" calcext:value-type="string">
            <text:p>Zeilennummer 102: "* (It's an unlabelled book. You look inside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h.... ich habe ausversehen mein geheimes Tagebuch abgegeben.../",</text:p>
          </table:table-cell>
          <table:table-cell table:number-columns-repeated="8"/>
          <table:table-cell office:value-type="string" calcext:value-type="string">
            <text:p>Zeilennummer 102: "* oh.... i accidentally returned my personal journal instead of my book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h nein.... die haben es in ihr Katalog getan.../",</text:p>
          </table:table-cell>
          <table:table-cell table:number-columns-repeated="8"/>
          <table:table-cell office:value-type="string" calcext:value-type="string">
            <text:p>Zeilennummer 102: "* oh no.... they're putting it into their catalogu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h nein... ich muss es immer heraus nehmen^1, wenn ich ein Eintrag schreibe.../%",</text:p>
          </table:table-cell>
          <table:table-cell table:number-columns-repeated="8"/>
          <table:table-cell office:value-type="string" calcext:value-type="string">
            <text:p>Zeilennummer 102: "* oh no... i have to take it out every time i want to write a new entr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\"Bitte behalte meinen Namen. Bitte. Ich schrieb das Buch für deine Erinnerung.\"/",</text:p>
          </table:table-cell>
          <table:table-cell table:number-columns-repeated="8"/>
          <table:table-cell office:value-type="string" calcext:value-type="string">
            <text:p>Zeilennummer 102: "* \"Please remember my name. Please. I wrote a book to help you remember.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on Hots Fireguy)/%",</text:p>
          </table:table-cell>
          <table:table-cell table:number-columns-repeated="8"/>
          <table:table-cell office:value-type="string" calcext:value-type="string">
            <text:p>Zeilennummer 102: "* (By Hots Fireguy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\"Lord des Hammers\"/",</text:p>
          </table:table-cell>
          <table:table-cell table:number-columns-repeated="8"/>
          <table:table-cell office:value-type="string" calcext:value-type="string">
            <text:p>Zeilennummer 102: "* \"Lord of the Hammer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rster Teil der preisgekrönten Fiktionsreihe des gefeierten Historikers Gerson Boom.)/%",</text:p>
          </table:table-cell>
          <table:table-cell table:number-columns-repeated="8"/>
          <table:table-cell office:value-type="string" calcext:value-type="string">
            <text:p>Zeilennummer 102: "* (First in the award-winning fiction series by lauded historian Gerson Boom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Computerraum.^1)&amp;* (Bitte vorsichtig im Netz surfen.)/",</text:p>
          </table:table-cell>
          <table:table-cell table:number-columns-repeated="8"/>
          <table:table-cell office:value-type="string" calcext:value-type="string">
            <text:p>Zeilennummer 102: "* (Computer Lab.^1)&amp;* (Please surf the web responsibl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m besten^1, gar nicht tun.)/%",</text:p>
          </table:table-cell>
          <table:table-cell table:number-columns-repeated="8"/>
          <table:table-cell office:value-type="string" calcext:value-type="string">
            <text:p>Zeilennummer 102: "* (In fact^1, maybe don't do it at all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schaust durch das Fenster des Computerraums...)/",</text:p>
          </table:table-cell>
          <table:table-cell table:number-columns-repeated="8"/>
          <table:table-cell office:value-type="string" calcext:value-type="string">
            <text:p>Zeilennummer 102: "* (You looked through the window to the computer lab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scheint ein Hund am Computer zuarbeiten...)/",</text:p>
          </table:table-cell>
          <table:table-cell table:number-columns-repeated="8"/>
          <table:table-cell office:value-type="string" calcext:value-type="string">
            <text:p>Zeilennummer 102: "* (There seems to be a dog inside working at a computer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mache er ein Spiel...)/",</text:p>
          </table:table-cell>
          <table:table-cell table:number-columns-repeated="8"/>
          <table:table-cell office:value-type="string" calcext:value-type="string">
            <text:p>Zeilennummer 102: "* (Seems like it's making a game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als solltest du ihn in Ruhe lassen...)/",</text:p>
          </table:table-cell>
          <table:table-cell table:number-columns-repeated="8"/>
          <table:table-cell office:value-type="string" calcext:value-type="string">
            <text:p>Zeilennummer 102: "* (Seems like you shouldn't interrupt it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scheint^1, wenn es fertig ist^1, kannst du durchgehen...)/",</text:p>
          </table:table-cell>
          <table:table-cell table:number-columns-repeated="8"/>
          <table:table-cell office:value-type="string" calcext:value-type="string">
            <text:p>Zeilennummer 102: "* (Seems like when the game's finished^1, you can go in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must dem Hund vertrauen...)/%",</text:p>
          </table:table-cell>
          <table:table-cell table:number-columns-repeated="8"/>
          <table:table-cell office:value-type="string" calcext:value-type="string">
            <text:p>Zeilennummer 102: "* (You just have to trust the dog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schaust durch das Fenster des Computerraums...)/",</text:p>
          </table:table-cell>
          <table:table-cell table:number-columns-repeated="8"/>
          <table:table-cell office:value-type="string" calcext:value-type="string">
            <text:p>Zeilennummer 102: "* (You looked through the window to the computer lab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Nun spielt der Hund mit Maracas...)/",</text:p>
          </table:table-cell>
          <table:table-cell table:number-columns-repeated="8"/>
          <table:table-cell office:value-type="string" calcext:value-type="string">
            <text:p>Zeilennummer 102: "* (Now the dog is just playing the maracas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r arbeitet nicht...)/",</text:p>
          </table:table-cell>
          <table:table-cell table:number-columns-repeated="8"/>
          <table:table-cell office:value-type="string" calcext:value-type="string">
            <text:p>Zeilennummer 102: "* (It's not doing any work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s wird wohl noch laaaaaaange dauern...)/%",</text:p>
          </table:table-cell>
          <table:table-cell table:number-columns-repeated="8"/>
          <table:table-cell office:value-type="string" calcext:value-type="string">
            <text:p>Zeilennummer 102: "* (This might take a whil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eine Skizze eines Eiswurfels^1, welcher ein Kopfband besitzt.)/",</text:p>
          </table:table-cell>
          <table:table-cell table:number-columns-repeated="8"/>
          <table:table-cell office:value-type="string" calcext:value-type="string">
            <text:p>Zeilennummer 102: "* (There's a crude drawing of an ice-cube wearing a headband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\"Die TeenZone</text:p>
          </table:table-cell>
          <table:table-cell table:number-columns-repeated="8"/>
          <table:table-cell office:value-type="string" calcext:value-type="string">
            <text:p>Zeilennummer 102: "* (\"The TeenZo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Gefühl der ungeheuren Erleichterung ist in dir.)/%",</text:p>
          </table:table-cell>
          <table:table-cell table:number-columns-repeated="8"/>
          <table:table-cell office:value-type="string" calcext:value-type="string">
            <text:p>Zeilennummer 102: "* (A feeling of immense relief washes over you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s dieser Schiebe-Perlen-Spielzeuge^1, die es oft in Praxen gibt)/",</text:p>
          </table:table-cell>
          <table:table-cell table:number-columns-repeated="8"/>
          <table:table-cell office:value-type="string" calcext:value-type="string">
            <text:p>Zeilennummer 102: "* (It's one of those sliding bead toys that naturally spawns inside doctors' offices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ie Perlen marschieren grimmig auf ihrem eingeschlagenen Weg.)/%",</text:p>
          </table:table-cell>
          <table:table-cell table:number-columns-repeated="8"/>
          <table:table-cell office:value-type="string" calcext:value-type="string">
            <text:p>Zeilennummer 102: "* (The beads march grimly along their set path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lopf Klopf Klopf...)/",</text:p>
          </table:table-cell>
          <table:table-cell table:number-columns-repeated="8"/>
          <table:table-cell office:value-type="string" calcext:value-type="string">
            <text:p>Zeilennummer 102: "* (Knock knock knock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)/",</text:p>
          </table:table-cell>
          <table:table-cell table:number-columns-repeated="8"/>
          <table:table-cell office:value-type="string" calcext:value-type="string">
            <text:p>Zeilennummer 102: "* (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eine Antwort...^1)&amp;* (... aber in der Entfernung nimmst du Knochen war.)/%",</text:p>
          </table:table-cell>
          <table:table-cell table:number-columns-repeated="8"/>
          <table:table-cell office:value-type="string" calcext:value-type="string">
            <text:p>Zeilennummer 102: "* (No response...^1)&amp;* (... but the distant trousle of bon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oo^1, bist du der Mensch^1, der Oben am Stadtrand lebt?/",</text:p>
          </table:table-cell>
          <table:table-cell table:number-columns-repeated="8"/>
          <table:table-cell office:value-type="string" calcext:value-type="string">
            <text:p>Zeilennummer 102: "* Ooo^1, are you the human that lives at the top of town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Wow^1, meine Mami hat von dir gesprochen.../",</text:p>
          </table:table-cell>
          <table:table-cell table:number-columns-repeated="8"/>
          <table:table-cell office:value-type="string" calcext:value-type="string">
            <text:p>Zeilennummer 102: "* Wow^1, my mommy told me about you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Schmerzt es aus Blut zu sein???/%",</text:p>
          </table:table-cell>
          <table:table-cell table:number-columns-repeated="8"/>
          <table:table-cell office:value-type="string" calcext:value-type="string">
            <text:p>Zeilennummer 102: "* Does it hurt to be made of blood??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uh..^1. Das klingt wie ein Beginnerklopfen./",</text:p>
          </table:table-cell>
          <table:table-cell table:number-columns-repeated="8"/>
          <table:table-cell office:value-type="string" calcext:value-type="string">
            <text:p>Zeilennummer 102: "* Huh..^1. that sounds like the knock of a beginne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omm wieder^1, wenn du besser Klopfen kannst!/%",</text:p>
          </table:table-cell>
          <table:table-cell table:number-columns-repeated="8"/>
          <table:table-cell office:value-type="string" calcext:value-type="string">
            <text:p>Zeilennummer 102: "* Come back when you've gotten better at knocking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Y^1, Snowy^1, Wadhab ich DIR GESAGT von, harde kloppen ande Tor!/",</text:p>
          </table:table-cell>
          <table:table-cell table:number-columns-repeated="8"/>
          <table:table-cell office:value-type="string" calcext:value-type="string">
            <text:p>Zeilennummer 102: "* OY^1, Snowy^1, whaddid I TELL YAH about knockin' the door so hahd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Lass^1!&amp;* Es^1!&amp;* Sein!/",</text:p>
          </table:table-cell>
          <table:table-cell table:number-columns-repeated="8"/>
          <table:table-cell office:value-type="string" calcext:value-type="string">
            <text:p>Zeilennummer 102: "* Don't^1!&amp;* Do^1!&amp;* It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u WERDE dich wirdlich verlezzen^1! Wir haben kene Arme^1, weidte!/%",</text:p>
          </table:table-cell>
          <table:table-cell table:number-columns-repeated="8"/>
          <table:table-cell office:value-type="string" calcext:value-type="string">
            <text:p>Zeilennummer 102: "* It's REALLY gonna hurt yah face^1! We don't have arms^1, yah know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dreckiger Abfalleimer.)/%",</text:p>
          </table:table-cell>
          <table:table-cell table:number-columns-repeated="8"/>
          <table:table-cell office:value-type="string" calcext:value-type="string">
            <text:p>Zeilennummer 102: "* (It's a dirty trash ca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Abfalleimer voller netter Blumen.)/%",</text:p>
          </table:table-cell>
          <table:table-cell table:number-columns-repeated="8"/>
          <table:table-cell office:value-type="string" calcext:value-type="string">
            <text:p>Zeilennummer 102: "* (It's a trash can full of well-kept flower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Schale voller Milch.)/%",</text:p>
          </table:table-cell>
          <table:table-cell table:number-columns-repeated="8"/>
          <table:table-cell office:value-type="string" calcext:value-type="string">
            <text:p>Zeilennummer 102: "* (It's a saucer of milk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kommt ein lautes Gekratze von innen...)/%",</text:p>
          </table:table-cell>
          <table:table-cell table:number-columns-repeated="8"/>
          <table:table-cell office:value-type="string" calcext:value-type="string">
            <text:p>Zeilennummer 102: "* (There's some kind of scratching noise coming from insid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lopf Klopf Klopf...)/",</text:p>
          </table:table-cell>
          <table:table-cell table:number-columns-repeated="8"/>
          <table:table-cell office:value-type="string" calcext:value-type="string">
            <text:p>Zeilennummer 102: "* (Knock knock knock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h, ich denke es ist grade niemand zuhause^1, Schatz./",</text:p>
          </table:table-cell>
          <table:table-cell table:number-columns-repeated="8"/>
          <table:table-cell office:value-type="string" calcext:value-type="string">
            <text:p>Zeilennummer 102: "* Ah, I'm afraid no one's home right now^1, darli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Nun^1, warum wartest du nicht zuhause?/%",</text:p>
          </table:table-cell>
          <table:table-cell table:number-columns-repeated="8"/>
          <table:table-cell office:value-type="string" calcext:value-type="string">
            <text:p>Zeilennummer 102: "* Now^1, why don't you prance on home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Ich sagte dir^1, dass niemand zuhause ist./",</text:p>
          </table:table-cell>
          <table:table-cell table:number-columns-repeated="8"/>
          <table:table-cell office:value-type="string" calcext:value-type="string">
            <text:p>Zeilennummer 102: "* I'm telling you^1, they're not home right now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. Ah^1, du willst mit mir reden...?/",</text:p>
          </table:table-cell>
          <table:table-cell table:number-columns-repeated="8"/>
          <table:table-cell office:value-type="string" calcext:value-type="string">
            <text:p>Zeilennummer 102: "* ... Ah^1, you just wanted to talk to m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.../",</text:p>
          </table:table-cell>
          <table:table-cell table:number-columns-repeated="8"/>
          <table:table-cell office:value-type="string" calcext:value-type="string">
            <text:p>Zeilennummer 102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ntschuldige^1, kleiner^1.&amp;* ich denke ich bin nur ein Niemand./%",</text:p>
          </table:table-cell>
          <table:table-cell table:number-columns-repeated="8"/>
          <table:table-cell office:value-type="string" calcext:value-type="string">
            <text:p>Zeilennummer 102: "* My apologies^1, beautiful^1.&amp;* I'm afraid I'm a bit of a nobod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schlossen.)/%",</text:p>
          </table:table-cell>
          <table:table-cell table:number-columns-repeated="8"/>
          <table:table-cell office:value-type="string" calcext:value-type="string">
            <text:p>Zeilennummer 102: "* (It'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Kasse.^1)&amp;* (Da ist nicht viel Geld drinnen.)/%",</text:p>
          </table:table-cell>
          <table:table-cell table:number-columns-repeated="8"/>
          <table:table-cell office:value-type="string" calcext:value-type="string">
            <text:p>Zeilennummer 102: "* (It's a cash register.^1)&amp;* (There's not much change insid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Blume.)/%",</text:p>
          </table:table-cell>
          <table:table-cell table:number-columns-repeated="8"/>
          <table:table-cell office:value-type="string" calcext:value-type="string">
            <text:p>Zeilennummer 102: "* (It's a flowe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Art Katalog..^1. Da liegt ein Automagazin drunter.)/%",</text:p>
          </table:table-cell>
          <table:table-cell table:number-columns-repeated="8"/>
          <table:table-cell office:value-type="string" calcext:value-type="string">
            <text:p>Zeilennummer 102: "* (It's some kind of catalogue..^1. There's a car magazine underneath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professionel getrimmte Anordnung.)/%",</text:p>
          </table:table-cell>
          <table:table-cell table:number-columns-repeated="8"/>
          <table:table-cell office:value-type="string" calcext:value-type="string">
            <text:p>Zeilennummer 102: "* (It's an expertly trimmed arrangemen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eine große Blume drinn.)/%",</text:p>
          </table:table-cell>
          <table:table-cell table:number-columns-repeated="8"/>
          <table:table-cell office:value-type="string" calcext:value-type="string">
            <text:p>Zeilennummer 102: "* (There are various flowers insid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Notiz.)&amp;* (da steht...)/",</text:p>
          </table:table-cell>
          <table:table-cell table:number-columns-repeated="8"/>
          <table:table-cell office:value-type="string" calcext:value-type="string">
            <text:p>Zeilennummer 102: "* (It's a note.)&amp;* (It says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Wieder nichts Verdient?&amp;* Lass das Verschenken.&amp;* Verkaufe!/",</text:p>
          </table:table-cell>
          <table:table-cell table:number-columns-repeated="8"/>
          <table:table-cell office:value-type="string" calcext:value-type="string">
            <text:p>Zeilennummer 102: "* No rent received. Again.&amp;* Stop giving away flowers.&amp;* Start selling them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u hast einen Monat.&amp; &amp; <text:s text:c="8"/>- C/%",</text:p>
          </table:table-cell>
          <table:table-cell table:number-columns-repeated="8"/>
          <table:table-cell office:value-type="string" calcext:value-type="string">
            <text:p>Zeilennummer 102: "* You have one month.&amp; &amp; <text:s text:c="8"/>- C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erschiedene Beutel voller Erde.)/%",</text:p>
          </table:table-cell>
          <table:table-cell table:number-columns-repeated="8"/>
          <table:table-cell office:value-type="string" calcext:value-type="string">
            <text:p>Zeilennummer 102: "* (Various bags of soil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dreckige Wasserkanne.)/%",</text:p>
          </table:table-cell>
          <table:table-cell table:number-columns-repeated="8"/>
          <table:table-cell office:value-type="string" calcext:value-type="string">
            <text:p>Zeilennummer 102: "* (It's a dirty watering ca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ist etwas dreckiges Fell im Becken.)/%",</text:p>
          </table:table-cell>
          <table:table-cell table:number-columns-repeated="8"/>
          <table:table-cell office:value-type="string" calcext:value-type="string">
            <text:p>Zeilennummer 102: "* (There is some dirty fur stuck in the drai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kleiner TV.)&amp;* (Darauf liegen Superheldencomics.)/%",</text:p>
          </table:table-cell>
          <table:table-cell table:number-columns-repeated="8"/>
          <table:table-cell office:value-type="string" calcext:value-type="string">
            <text:p>Zeilennummer 102: "* (It's a small TV.)&amp;* (On top are some superhero comic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Tor.^1)&amp;* (Verschlossen.)/%",</text:p>
          </table:table-cell>
          <table:table-cell table:number-columns-repeated="8"/>
          <table:table-cell office:value-type="string" calcext:value-type="string">
            <text:p>Zeilennummer 102: "* (It's a door.^1)&amp;* (It's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Luftmatraze.^1)&amp;* (Offensichtlich nicht Kingsize...)/",</text:p>
          </table:table-cell>
          <table:table-cell table:number-columns-repeated="8"/>
          <table:table-cell office:value-type="string" calcext:value-type="string">
            <text:p>Zeilennummer 102: "* (It's an air mattress.^1)&amp;* (It's certainly not king-sized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ris^1, willst du mal hier Schlafen?/",</text:p>
          </table:table-cell>
          <table:table-cell table:number-columns-repeated="8"/>
          <table:table-cell office:value-type="string" calcext:value-type="string">
            <text:p>Zeilennummer 102: "* Kris^1, do you want to sleep over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1* Du kannst auf der Luftmatratze schlafen^1 und ich.../",</text:p>
          </table:table-cell>
          <table:table-cell table:number-columns-repeated="8"/>
          <table:table-cell office:value-type="string" calcext:value-type="string">
            <text:p>Zeilennummer 102: "\\E1* You could use that air mattress^1, and I coul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Ühm^1, die Erdbeutel nutzen..^1.&amp;* Vielleicht nicht./%",</text:p>
          </table:table-cell>
          <table:table-cell table:number-columns-repeated="8"/>
          <table:table-cell office:value-type="string" calcext:value-type="string">
            <text:p>Zeilennummer 102: "\\E2* Er^1, use those bags of soil..^1.&amp;* Perhaps no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Luftmatraze.^1)&amp;* (Offensichtlich nicht Kingsize...)/%",</text:p>
          </table:table-cell>
          <table:table-cell table:number-columns-repeated="8"/>
          <table:table-cell office:value-type="string" calcext:value-type="string">
            <text:p>Zeilennummer 102: "* (It's an air mattress.^1)&amp;* (It's certainly not king-sized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Haufen Rosen unter Glas.)/",</text:p>
          </table:table-cell>
          <table:table-cell table:number-columns-repeated="8"/>
          <table:table-cell office:value-type="string" calcext:value-type="string">
            <text:p>Zeilennummer 102: "* (It's a bunch of roses in a glass container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^1, ich bin dankbar^1, dass dein Vater mir Blumen brachte^1, aber.../",</text:p>
          </table:table-cell>
          <table:table-cell table:number-columns-repeated="8"/>
          <table:table-cell office:value-type="string" calcext:value-type="string">
            <text:p>Zeilennummer 102: "* Hey^1, I'm happy your dad brought me flowers^1, bu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Rosen!^1? Wo sind wir^1? Die Schöne und das Biest?/",</text:p>
          </table:table-cell>
          <table:table-cell table:number-columns-repeated="8"/>
          <table:table-cell office:value-type="string" calcext:value-type="string">
            <text:p>Zeilennummer 102: "\\E2* Roses!^1? What is this^1, man^1? Beauty and the Beas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Das wird nicht klappen^1, Mann^1! Wir sind beides Biester!/%",</text:p>
          </table:table-cell>
          <table:table-cell table:number-columns-repeated="8"/>
          <table:table-cell office:value-type="string" calcext:value-type="string">
            <text:p>Zeilennummer 102: "\\E7* That ain't gonna work^1, man^1! We're both beast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Haufen Rosen.^1)&amp;* (Sehen gesund aus.)/",</text:p>
          </table:table-cell>
          <table:table-cell table:number-columns-repeated="8"/>
          <table:table-cell office:value-type="string" calcext:value-type="string">
            <text:p>Zeilennummer 102: "* (It's a bunch of roses.^1)&amp;* (They seem health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ris^1, ich mag dein Vater^1, aber.../",</text:p>
          </table:table-cell>
          <table:table-cell table:number-columns-repeated="8"/>
          <table:table-cell office:value-type="string" calcext:value-type="string">
            <text:p>Zeilennummer 102: "* Kris^1, I love your dad^1, bu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Asgore^1, wenn du mit mir zum Abschlussball gehen willst^1, frag!/%",</text:p>
          </table:table-cell>
          <table:table-cell table:number-columns-repeated="8"/>
          <table:table-cell office:value-type="string" calcext:value-type="string">
            <text:p>Zeilennummer 102: "\\E7* Asgore^1, if you wanna go to prom with me^1, just ask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Patienten Name</text:p>
          </table:table-cell>
          <table:table-cell table:number-columns-repeated="8"/>
          <table:table-cell office:value-type="string" calcext:value-type="string">
            <text:p>Zeilennummer 102: "* (Patient 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 Kris^1, hast du meinen Namen vergessen!?/%",</text:p>
          </table:table-cell>
          <table:table-cell table:number-columns-repeated="8"/>
          <table:table-cell office:value-type="string" calcext:value-type="string">
            <text:p>Zeilennummer 102: "* Hey Kris^1, you forget my name or something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Engelspuppe.^1)&amp;* (Der Mangel an Mimiken ist beunruhigend.)/",</text:p>
          </table:table-cell>
          <table:table-cell table:number-columns-repeated="8"/>
          <table:table-cell office:value-type="string" calcext:value-type="string">
            <text:p>Zeilennummer 102: "* (It's an angel doll.^1)&amp;* (Its lack of facial features is unsettling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ieser Engel^1?&amp;* Noelle und Dess haben ihn gemacht./",</text:p>
          </table:table-cell>
          <table:table-cell table:number-columns-repeated="8"/>
          <table:table-cell office:value-type="string" calcext:value-type="string">
            <text:p>Zeilennummer 102: "* That angel^1?&amp;* Noelle n' Dess made it in youth group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Es ist sowas wie mein \"Lucky Charm\"./",</text:p>
          </table:table-cell>
          <table:table-cell table:number-columns-repeated="8"/>
          <table:table-cell office:value-type="string" calcext:value-type="string">
            <text:p>Zeilennummer 102: "\\E2* It's kind of like a good luck charm to me now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4* Oh^1, richtig^1, du und Azzy wolltet auch einen machen.../",</text:p>
          </table:table-cell>
          <table:table-cell table:number-columns-repeated="8"/>
          <table:table-cell office:value-type="string" calcext:value-type="string">
            <text:p>Zeilennummer 102: "\\E4* Oh^1, right^1, you and Azzy tried to make one too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Aber ihr habt die Zeit verschwendet^1, indem ihr zu große Flügel machtet!/%",</text:p>
          </table:table-cell>
          <table:table-cell table:number-columns-repeated="8"/>
          <table:table-cell office:value-type="string" calcext:value-type="string">
            <text:p>Zeilennummer 102: "\\E7* But you wasted the whole time making huge wings for it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Engelspuppe.^1)&amp;* (Der Mangel an Mimiken ist beunruhigend.)/%",</text:p>
          </table:table-cell>
          <table:table-cell table:number-columns-repeated="8"/>
          <table:table-cell office:value-type="string" calcext:value-type="string">
            <text:p>Zeilennummer 102: "* (It's an angel doll.^1)&amp;* (Its lack of facial features is unsettl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Oh^1, du kamst nur her^1, um was zu trinken^1, huh?/",</text:p>
          </table:table-cell>
          <table:table-cell table:number-columns-repeated="8"/>
          <table:table-cell office:value-type="string" calcext:value-type="string">
            <text:p>Zeilennummer 102: "* Oh^1, so you're just here to use the sink^1, hu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Komm schon^1, Kris^1!&amp;* Sei etwas freundlicher!/%",</text:p>
          </table:table-cell>
          <table:table-cell table:number-columns-repeated="8"/>
          <table:table-cell office:value-type="string" calcext:value-type="string">
            <text:p>Zeilennummer 102: "\\E7* Come on^1, Kris^1!&amp;* Be a little friendlier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Waschbecken.)/",</text:p>
          </table:table-cell>
          <table:table-cell table:number-columns-repeated="8"/>
          <table:table-cell office:value-type="string" calcext:value-type="string">
            <text:p>Zeilennummer 102: "* (It's a sink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^1, Kris^1, ist das Becken wirklich interessanter als ich?/%",</text:p>
          </table:table-cell>
          <table:table-cell table:number-columns-repeated="8"/>
          <table:table-cell office:value-type="string" calcext:value-type="string">
            <text:p>Zeilennummer 102: "* Hey^1, Kris^1, is that sink really more interesting than me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Hey^1, Kris^1, du WEIßT^1, dass das deine Unterschrift ist^1, oder?/",</text:p>
          </table:table-cell>
          <table:table-cell table:number-columns-repeated="8"/>
          <table:table-cell office:value-type="string" calcext:value-type="string">
            <text:p>Zeilennummer 102: "* Hey^1, Kris^1, you KNOW you signed the inside^1, righ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Warum siehst du so aus^1, als siehst du sie zum ersten mal?/",</text:p>
          </table:table-cell>
          <table:table-cell table:number-columns-repeated="8"/>
          <table:table-cell office:value-type="string" calcext:value-type="string">
            <text:p>Zeilennummer 102: "\\E2* Why are you staring at it like you haven't seen it befor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7* Ist deine Schrift so gut??? War ich nicht bewegt genug???/%",</text:p>
          </table:table-cell>
          <table:table-cell table:number-columns-repeated="8"/>
          <table:table-cell office:value-type="string" calcext:value-type="string">
            <text:p>Zeilennummer 102: "\\E7* Is your penmanship that good??? Was I not moved enough??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Kris^1, eifersüchtig^1, dass du keine eigene Wand-Plakette hast?/",</text:p>
          </table:table-cell>
          <table:table-cell table:number-columns-repeated="8"/>
          <table:table-cell office:value-type="string" calcext:value-type="string">
            <text:p>Zeilennummer 102: "* Kris^1, you jealous you don't have your own wall plaqu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Wunderbar^1, was mit deinen Steuern passiert^1, huh?/%",</text:p>
          </table:table-cell>
          <table:table-cell table:number-columns-repeated="8"/>
          <table:table-cell office:value-type="string" calcext:value-type="string">
            <text:p>Zeilennummer 102: "* Amazing what's being done with our taxpayer dollars^1, huh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Ice E's P\"E\"ZZA, Dein Nummer \"#1\" Spot für heiße PEZZA St\"E\"cke.)/%",</text:p>
          </table:table-cell>
          <table:table-cell table:number-columns-repeated="8"/>
          <table:table-cell office:value-type="string" calcext:value-type="string">
            <text:p>Zeilennummer 102: "* (Ice E's P\"E\"ZZA, You're number \"#1\" Spot for a piping hot pe\"E\"ce of PEZZA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Hier in ICE-E'S PEZZA, wird es...)/",</text:p>
          </table:table-cell>
          <table:table-cell table:number-columns-repeated="8"/>
          <table:table-cell office:value-type="string" calcext:value-type="string">
            <text:p>Zeilennummer 102: "* (Here at ICE-E'S PEZZA, You're Famil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iner Familie gefallen!)/%",</text:p>
          </table:table-cell>
          <table:table-cell table:number-columns-repeated="8"/>
          <table:table-cell office:value-type="string" calcext:value-type="string">
            <text:p>Zeilennummer 102: "* (... Is Going to Love it!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er Eingang ist gesperrt.^1)&amp;* (Niemand ist drinnen.)/",</text:p>
          </table:table-cell>
          <table:table-cell table:number-columns-repeated="8"/>
          <table:table-cell office:value-type="string" calcext:value-type="string">
            <text:p>Zeilennummer 102: "* (The entrance is locked.^1)&amp;* (No one's insid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Scheint^1, als seien alle Mitarbeiter draußen verkleidet.)/%",</text:p>
          </table:table-cell>
          <table:table-cell table:number-columns-repeated="8"/>
          <table:table-cell office:value-type="string" calcext:value-type="string">
            <text:p>Zeilennummer 102: "* (Seems like all of the employees are outside in costum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Stadttor.^1)&amp;* (Es scheint verschlossen zu sein.)/%",</text:p>
          </table:table-cell>
          <table:table-cell table:number-columns-repeated="8"/>
          <table:table-cell office:value-type="string" calcext:value-type="string">
            <text:p>Zeilennummer 102: "* (It's an ornate gate.^1)&amp;* (It appears to be lock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ww^1, Kris^1, nun^1, wenn du mal rein kommen willst.../",</text:p>
          </table:table-cell>
          <table:table-cell table:number-columns-repeated="8"/>
          <table:table-cell office:value-type="string" calcext:value-type="string">
            <text:p>Zeilennummer 102: "* Aww^1, Kris^1, like^1, if you wanna come in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4* Unser Katzenhaus^1, ist nun^1, immer offen für dich.../%",</text:p>
          </table:table-cell>
          <table:table-cell table:number-columns-repeated="8"/>
          <table:table-cell office:value-type="string" calcext:value-type="string">
            <text:p>Zeilennummer 102: "\\E4* Our cat-flap^1, is like^1, always open to you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atzenhafter Abfall ist im Haus verstaut.)/",</text:p>
          </table:table-cell>
          <table:table-cell table:number-columns-repeated="8"/>
          <table:table-cell office:value-type="string" calcext:value-type="string">
            <text:p>Zeilennummer 102: "* (Various cat-themed junk is piled up inside the hous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hat etwas eines Katzenstalls...)/%",</text:p>
          </table:table-cell>
          <table:table-cell table:number-columns-repeated="8"/>
          <table:table-cell office:value-type="string" calcext:value-type="string">
            <text:p>Zeilennummer 102: "* (It seems to be a bit of a cat-sty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 kaputter Grill.)/",</text:p>
          </table:table-cell>
          <table:table-cell table:number-columns-repeated="8"/>
          <table:table-cell office:value-type="string" calcext:value-type="string">
            <text:p>Zeilennummer 102: "* (It's a broken grill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s riecht nach verbrannten Katzenfutter.)/%",</text:p>
          </table:table-cell>
          <table:table-cell table:number-columns-repeated="8"/>
          <table:table-cell office:value-type="string" calcext:value-type="string">
            <text:p>Zeilennummer 102: "* (... It smells like burnt cat foo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klopfst an der Tür^1, der Polizeistation.)/",</text:p>
          </table:table-cell>
          <table:table-cell table:number-columns-repeated="8"/>
          <table:table-cell office:value-type="string" calcext:value-type="string">
            <text:p>Zeilennummer 102: "* (You knocked on the door to the Police Station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)/",</text:p>
          </table:table-cell>
          <table:table-cell table:number-columns-repeated="8"/>
          <table:table-cell office:value-type="string" calcext:value-type="string">
            <text:p>Zeilennummer 102: "* (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Jemand kommt zum Fenster.)/%",</text:p>
          </table:table-cell>
          <table:table-cell table:number-columns-repeated="8"/>
          <table:table-cell office:value-type="string" calcext:value-type="string">
            <text:p>Zeilennummer 102: "* (Someone's coming up to the window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ie Polizei^1, scheint es heute nicht richtig zu fühlen...)/%",</text:p>
          </table:table-cell>
          <table:table-cell table:number-columns-repeated="8"/>
          <table:table-cell office:value-type="string" calcext:value-type="string">
            <text:p>Zeilennummer 102: "* (Seems like the police aren't really feelin' it right now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Absperrband blockiert den Weg.)/",</text:p>
          </table:table-cell>
          <table:table-cell table:number-columns-repeated="8"/>
          <table:table-cell office:value-type="string" calcext:value-type="string">
            <text:p>Zeilennummer 102: "* (Police tape is blocking the wa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steht einfach nur \"NGAHHHHH!!!\") drauf/%",</text:p>
          </table:table-cell>
          <table:table-cell table:number-columns-repeated="8"/>
          <table:table-cell office:value-type="string" calcext:value-type="string">
            <text:p>Zeilennummer 102: "* (The tape simply reads \"NGAHHHHH!!!\"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kleine Kiefer.)/%",</text:p>
          </table:table-cell>
          <table:table-cell table:number-columns-repeated="8"/>
          <table:table-cell office:value-type="string" calcext:value-type="string">
            <text:p>Zeilennummer 102: "* (It's a small pine tre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Stuhl.^1)&amp;* (Vielleicht auch Politiker.)/%",</text:p>
          </table:table-cell>
          <table:table-cell table:number-columns-repeated="8"/>
          <table:table-cell office:value-type="string" calcext:value-type="string">
            <text:p>Zeilennummer 102: "* (It's a chair.^1)&amp;* (Maybe it's into politic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gezeichnetes Bild der Stadt.)/%",</text:p>
          </table:table-cell>
          <table:table-cell table:number-columns-repeated="8"/>
          <table:table-cell office:value-type="string" calcext:value-type="string">
            <text:p>Zeilennummer 102: "* (It's a painting of the tow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SHYRA&amp;* EIN KARAOKE MIKROFON FÜR EINEN TAPFEREN MUSIKER/%",</text:p>
          </table:table-cell>
          <table:table-cell table:number-columns-repeated="8"/>
          <table:table-cell office:value-type="string" calcext:value-type="string">
            <text:p>Zeilennummer 102: "* SHYRA&amp;* A KARAOKE MICROPHONE FOR A BRAVE SINGER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MUTTLER&amp;* EIN GROßER KNOCHEN FÜR DEN CHEF DER \"PACKS\"/%",</text:p>
          </table:table-cell>
          <table:table-cell table:number-columns-repeated="8"/>
          <table:table-cell office:value-type="string" calcext:value-type="string">
            <text:p>Zeilennummer 102: "* MUTTLER&amp;* A BIG BONE FOR THE LEADER OF THE PACK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CRYSTAL&amp;* EIN SCHNEEBEDECKTES JUWEL FÜR EINE STOLZE MUTTER/%",</text:p>
          </table:table-cell>
          <table:table-cell table:number-columns-repeated="8"/>
          <table:table-cell office:value-type="string" calcext:value-type="string">
            <text:p>Zeilennummer 102: "* CRYSTAL&amp;* A SNOWY GEMSTONE FOR A PROUD MOTHER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GERSUN&amp;* BERÜHMTER HISTORIKER, AUTOR, UND LEHRER/%",</text:p>
          </table:table-cell>
          <table:table-cell table:number-columns-repeated="8"/>
          <table:table-cell office:value-type="string" calcext:value-type="string">
            <text:p>Zeilennummer 102: "* GERSON&amp;* RENOWNED HISTORIAN, AUTHOR, AND TEACHER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Hinreissende Reviews und Autogramme.^1)&amp;* (... von normalen Stadtleuten.)/%",</text:p>
          </table:table-cell>
          <table:table-cell table:number-columns-repeated="8"/>
          <table:table-cell office:value-type="string" calcext:value-type="string">
            <text:p>Zeilennummer 102: "* (Rave reviews and autographs.^1)&amp;* (... from various normal townspeopl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Buttercreme-Zimt kuchen.^1)&amp;* (Er ist noch heiß.)/%",</text:p>
          </table:table-cell>
          <table:table-cell table:number-columns-repeated="8"/>
          <table:table-cell office:value-type="string" calcext:value-type="string">
            <text:p>Zeilennummer 102: "* (It's a butterscotch-cinnamon pie.^1)&amp;* (It's still cool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Es ist ein Abfalleimer^1.&amp;* Irgendwie^1, riecht er nun noch mehr nach Blumen./%",</text:p>
          </table:table-cell>
          <table:table-cell table:number-columns-repeated="8"/>
          <table:table-cell office:value-type="string" calcext:value-type="string">
            <text:p>Zeilennummer 102: "* It's a trashcan^1.&amp;* Somehow^1, its floral scent has increas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Kannst nicht mehr bekommen.)/%",</text:p>
          </table:table-cell>
          <table:table-cell table:number-columns-repeated="8"/>
          <table:table-cell office:value-type="string" calcext:value-type="string">
            <text:p>Zeilennummer 102: "* (Can't get any mo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Bekommst $40 von Starwalkers Umgebungsglanz.)/%",</text:p>
          </table:table-cell>
          <table:table-cell table:number-columns-repeated="8"/>
          <table:table-cell office:value-type="string" calcext:value-type="string">
            <text:p>Zeilennummer 102: "* (Got $40 from Starwalker's ambient luste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r ist hinter dem Baum.)/%",</text:p>
          </table:table-cell>
          <table:table-cell table:number-columns-repeated="8"/>
          <table:table-cell office:value-type="string" calcext:value-type="string">
            <text:p>Zeilennummer 102: "* (He is behind the tre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Baum.)/%",</text:p>
          </table:table-cell>
          <table:table-cell table:number-columns-repeated="8"/>
          <table:table-cell office:value-type="string" calcext:value-type="string">
            <text:p>Zeilennummer 102: "* (It is a tre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Nun^1, da ist kein Mann hinter.)/%",</text:p>
          </table:table-cell>
          <table:table-cell table:number-columns-repeated="8"/>
          <table:table-cell office:value-type="string" calcext:value-type="string">
            <text:p>Zeilennummer 102: "* (Well^1, there is not a man 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Normaler klassischer Reichtum^1, erworben aus legitimen Quellen.)/%",</text:p>
          </table:table-cell>
          <table:table-cell table:number-columns-repeated="8"/>
          <table:table-cell office:value-type="string" calcext:value-type="string">
            <text:p>Zeilennummer 102: "* (Normal everyday riches^1, acquired from a legitimate sourc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4* Verloren...^1?&amp;* Angst...^1?&amp;* Verwirrt...?/",</text:p>
          </table:table-cell>
          <table:table-cell table:number-columns-repeated="8"/>
          <table:table-cell office:value-type="string" calcext:value-type="string">
            <text:p>Zeilennummer 102: "\\E4* Lost...^1?&amp;* Frightened...^1?&amp;* Confused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GUT!^1! HA HA HA!!!/",</text:p>
          </table:table-cell>
          <table:table-cell table:number-columns-repeated="8"/>
          <table:table-cell office:value-type="string" calcext:value-type="string">
            <text:p>Zeilennummer 102: "\\E2* GOOD!^1! HA HA HA!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0* Verzweifelt vor dem stärksten Puzzle der Welt...!!!/%",</text:p>
          </table:table-cell>
          <table:table-cell table:number-columns-repeated="8"/>
          <table:table-cell office:value-type="string" calcext:value-type="string">
            <text:p>Zeilennummer 102: "\\E0* Toileth in despair at the Worlde's strongest puzzle...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3* Meine^1, hänget hihr himmer noch fest...?/",</text:p>
          </table:table-cell>
          <table:table-cell table:number-columns-repeated="8"/>
          <table:table-cell office:value-type="string" calcext:value-type="string">
            <text:p>Zeilennummer 102: "\\E3* My^1, art thou still stucketh upon my Puzzl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Gefangen^1, hoffnungslos^1, wie ein Insekt in der Farm.../",</text:p>
          </table:table-cell>
          <table:table-cell table:number-columns-repeated="8"/>
          <table:table-cell office:value-type="string" calcext:value-type="string">
            <text:p>Zeilennummer 102: "\\E2* Trappedeth^1, hopelessly^1, like an Insecte in a Roach's Inn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4* Ah..^1. Vielleicht SOLLTE hich die GUte, heuch zu helfen, finden.../",</text:p>
          </table:table-cell>
          <table:table-cell table:number-columns-repeated="8"/>
          <table:table-cell office:value-type="string" calcext:value-type="string">
            <text:p>Zeilennummer 102: "\\E4* Ah..^1. Perhaps I COULD find it in my heart to spare you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Hihr sollet GRABEN für ca. Ein-Hundard-Jahre!!^1! Ha ha ha!!!/%",</text:p>
          </table:table-cell>
          <table:table-cell table:number-columns-repeated="8"/>
          <table:table-cell office:value-type="string" calcext:value-type="string">
            <text:p>Zeilennummer 102: "\\E2* Should you GROVEL for One-Hundred-Years!!^1! Ha ha ha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Gehahaha..^1. Erstaunt das WAHRE stärkste Puzzle^1, Würmer!/",</text:p>
          </table:table-cell>
          <table:table-cell table:number-columns-repeated="8"/>
          <table:table-cell office:value-type="string" calcext:value-type="string">
            <text:p>Zeilennummer 102: "\\E2* Gehahaha..^1. Face the TRUE strongest puzzle^1, Worm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3* Diesmal^1, das schwierigste MEISTERSTÜCK!/",</text:p>
          </table:table-cell>
          <table:table-cell table:number-columns-repeated="8"/>
          <table:table-cell office:value-type="string" calcext:value-type="string">
            <text:p>Zeilennummer 102: "\\E3* This time^1, the difficulty art MAGNITUDES grande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1* Sieht sich in 100 Jahren^1, Hihr kleinen Insekten!/%",</text:p>
          </table:table-cell>
          <table:table-cell table:number-columns-repeated="8"/>
          <table:table-cell office:value-type="string" calcext:value-type="string">
            <text:p>Zeilennummer 102: "\\E1* See thou in 100 years^1, thou feeble insect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4* Oh^1! Verzweiflung^1! Oh^1, süße Verzweiflung!/",</text:p>
          </table:table-cell>
          <table:table-cell table:number-columns-repeated="8"/>
          <table:table-cell office:value-type="string" calcext:value-type="string">
            <text:p>Zeilennummer 102: "\\E4* Oh^1! Such despair^1! Oh^1, such sweet despai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\\E2* Sturmt^1! Sturmt auf die Erde^1, wie ne Nassenudel!/%",</text:p>
          </table:table-cell>
          <table:table-cell table:number-columns-repeated="8"/>
          <table:table-cell office:value-type="string" calcext:value-type="string">
            <text:p>Zeilennummer 102: "\\E2* Squirmst^1! Squirmst upon the Earth^1, like a Moiste Noodl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a blaßt sie...)/%",</text:p>
          </table:table-cell>
          <table:table-cell table:number-columns-repeated="8"/>
          <table:table-cell office:value-type="string" calcext:value-type="string">
            <text:p>Zeilennummer 102: "* (Thar she blows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lebt nun ein besseres Leben...)/%",</text:p>
          </table:table-cell>
          <table:table-cell table:number-columns-repeated="8"/>
          <table:table-cell office:value-type="string" calcext:value-type="string">
            <text:p>Zeilennummer 102: "* (It's going off to live a better life now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e Geburtstagskarte.^1)&amp;* (Sie ist unterschrieben.)/",</text:p>
          </table:table-cell>
          <table:table-cell table:number-columns-repeated="8"/>
          <table:table-cell office:value-type="string" calcext:value-type="string">
            <text:p>Zeilennummer 102: "* (It's a get well soon card from your mom.^1)&amp;* (It's signed insid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die Zahl 2.^1)&amp;* (Es scheint eine sehr gute Zahl zu sein.)/%",</text:p>
          </table:table-cell>
          <table:table-cell table:number-columns-repeated="8"/>
          <table:table-cell office:value-type="string" calcext:value-type="string">
            <text:p>Zeilennummer 102: "* (It's the number 2.^1)&amp;* (It's reputed to be a pretty good numbe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a ist ein Foto^1. Es zeigt dich^1, deine Mutter und deinen Bruder./%",</text:p>
          </table:table-cell>
          <table:table-cell table:number-columns-repeated="8"/>
          <table:table-cell office:value-type="string" calcext:value-type="string">
            <text:p>Zeilennummer 102: "* There's a photo on the fridge^1. It's of you^1, your mother, and your brother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Nur ein einfaches Loch...)/%",</text:p>
          </table:table-cell>
          <table:table-cell table:number-columns-repeated="8"/>
          <table:table-cell office:value-type="string" calcext:value-type="string">
            <text:p>Zeilennummer 102: "* (Just a regular hol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Umkreis die Mitte^1 und schau mit vorsicht.)/",</text:p>
          </table:table-cell>
          <table:table-cell table:number-columns-repeated="8"/>
          <table:table-cell office:value-type="string" calcext:value-type="string">
            <text:p>Zeilennummer 102: "* (Revolve around the center^1, and look carefully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Je Dunkler es wird^1, desto mehr du siehst.)/%",</text:p>
          </table:table-cell>
          <table:table-cell table:number-columns-repeated="8"/>
          <table:table-cell office:value-type="string" calcext:value-type="string">
            <text:p>Zeilennummer 102: "* (The darker it gets^1, the more you can se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Obwohl es schwer zusehen ist^1, war da ein Schalter im Baum...!)/%",</text:p>
          </table:table-cell>
          <table:table-cell table:number-columns-repeated="8"/>
          <table:table-cell office:value-type="string" calcext:value-type="string">
            <text:p>Zeilennummer 102: "* (Though hard to see^1, there was a switch in the tree...!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Obwohl es schwer zusehen ist^1, war da ein Schalter im Baum...!)/",</text:p>
          </table:table-cell>
          <table:table-cell table:number-columns-repeated="8"/>
          <table:table-cell office:value-type="string" calcext:value-type="string">
            <text:p>Zeilennummer 102: "* (Though hard to see^1, there was a switch in the tree...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Stuhl)/%",</text:p>
          </table:table-cell>
          <table:table-cell table:number-columns-repeated="8"/>
          <table:table-cell office:value-type="string" calcext:value-type="string">
            <text:p>Zeilennummer 102: "* (It's a chair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Diagramm^1, mit einer Menge Linien und Zahlen.)/%",</text:p>
          </table:table-cell>
          <table:table-cell table:number-columns-repeated="8"/>
          <table:table-cell office:value-type="string" calcext:value-type="string">
            <text:p>Zeilennummer 102: "* (It's a diagram showing a bunch of lines and a circl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normales Waschbecken.)/%",</text:p>
          </table:table-cell>
          <table:table-cell table:number-columns-repeated="8"/>
          <table:table-cell office:value-type="string" calcext:value-type="string">
            <text:p>Zeilennummer 102: "* (It's a regular sink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s ist ein Klon des anderen Waschbeckens.)/",</text:p>
          </table:table-cell>
          <table:table-cell table:number-columns-repeated="8"/>
          <table:table-cell office:value-type="string" calcext:value-type="string">
            <text:p>Zeilennummer 102: "* (It's a clone of the other sink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Vielleicht gab es mal nur ein Waschbecken, welches in Zwei Teile geteilt wurde.)/%",</text:p>
          </table:table-cell>
          <table:table-cell table:number-columns-repeated="8"/>
          <table:table-cell office:value-type="string" calcext:value-type="string">
            <text:p>Zeilennummer 102: "* (Perhaps there was originally one tall sink that was cut in half to create both of them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Du schaust in den Schrank.)/",</text:p>
          </table:table-cell>
          <table:table-cell table:number-columns-repeated="8"/>
          <table:table-cell office:value-type="string" calcext:value-type="string">
            <text:p>Zeilennummer 102: "* (You looked inside the cupboard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... ein kleines jedoch Obligatoriches Piano ist da drinne versteckt.)/%",</text:p>
          </table:table-cell>
          <table:table-cell table:number-columns-repeated="8"/>
          <table:table-cell office:value-type="string" calcext:value-type="string">
            <text:p>Zeilennummer 102: "* (... a very small obligatory piano is hiding insid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Eine klassische 1-zu-10 Schmerzens Liste^1, mit ICE-E als Modell.)/",</text:p>
          </table:table-cell>
          <table:table-cell table:number-columns-repeated="8"/>
          <table:table-cell office:value-type="string" calcext:value-type="string">
            <text:p>Zeilennummer 102: "* (It's a classic 1-to-10 pain scale^1, using ICE-E as a model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(Bei Level 1 Schmerz^1, ist er froh.^1) (Bei Level 10 Schmerz^1, ist er froh und schwitzt.)/%",</text:p>
          </table:table-cell>
          <table:table-cell table:number-columns-repeated="8"/>
          <table:table-cell office:value-type="string" calcext:value-type="string">
            <text:p>Zeilennummer 102: "* (At 0 pain^1, he's happy.^1)&amp;* (At 10 pain^1, he's happy and sweating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Die WEIßE EIDECHSE dieses Schlosses, hat mich in die HEILKAMMER gesperrt.../",</text:p>
          </table:table-cell>
          <table:table-cell table:number-columns-repeated="8"/>
          <table:table-cell office:value-type="string" calcext:value-type="string">
            <text:p>Zeilennummer 102: "* This castle's WHITE WIZARDs relegated me to this HEALING CHAMBER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2: "* Aber mein BLUT DURSTET nach Kampf!!!/%",</text:p>
          </table:table-cell>
          <table:table-cell table:number-columns-repeated="8"/>
          <table:table-cell office:value-type="string" calcext:value-type="string">
            <text:p>Zeilennummer 102: "* But my BLOOD is BOILING FOR BATTLE!!!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00:35.556000000</meta:creation-date>
    <dc:date>2023-06-18T22:02:57.932000000</dc:date>
    <meta:editing-duration>PT2M22S</meta:editing-duration>
    <meta:editing-cycles>1</meta:editing-cycles>
    <meta:document-statistic meta:table-count="1" meta:cell-count="699" meta:object-count="0"/>
    <meta:generator>LibreOffice/7.4.3.2$Windows_X86_64 LibreOffice_project/1048a8393ae2eeec98dff31b5c133c5f1d08b890</meta:generator>
  </office:meta>
</office:document-meta>
</file>